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310000006C971AFE2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officeooo:paragraph-rsid="00252d96"/>
    </style:style>
    <style:style style:name="P2" style:family="paragraph" style:parent-style-name="Heading_20_1">
      <style:text-properties officeooo:rsid="001cb4cb" officeooo:paragraph-rsid="001cb4cb"/>
    </style:style>
    <style:style style:name="P3" style:family="paragraph" style:parent-style-name="Standard">
      <style:text-properties officeooo:rsid="001cb4cb" officeooo:paragraph-rsid="001cb4cb"/>
    </style:style>
    <style:style style:name="P4" style:family="paragraph" style:parent-style-name="Standard">
      <style:text-properties officeooo:rsid="0025b1f7" officeooo:paragraph-rsid="0025b1f7"/>
    </style:style>
    <style:style style:name="P5" style:family="paragraph" style:parent-style-name="Heading_20_2">
      <style:text-properties officeooo:paragraph-rsid="0026dcaf"/>
    </style:style>
    <style:style style:name="P6" style:family="paragraph" style:parent-style-name="Standard">
      <style:text-properties officeooo:paragraph-rsid="0026dcaf"/>
    </style:style>
    <style:style style:name="P7" style:family="paragraph" style:parent-style-name="Standard">
      <style:text-properties officeooo:rsid="002e3163" officeooo:paragraph-rsid="00318b8e"/>
    </style:style>
    <style:style style:name="P8" style:family="paragraph" style:parent-style-name="Standard">
      <style:text-properties officeooo:rsid="002fa535" officeooo:paragraph-rsid="002fa535"/>
    </style:style>
    <style:style style:name="P9" style:family="paragraph" style:parent-style-name="Standard">
      <style:text-properties officeooo:paragraph-rsid="0038019a"/>
    </style:style>
    <style:style style:name="P10" style:family="paragraph" style:parent-style-name="Standard">
      <style:text-properties officeooo:rsid="0038019a" officeooo:paragraph-rsid="0038019a"/>
    </style:style>
    <style:style style:name="P11" style:family="paragraph" style:parent-style-name="Standard">
      <style:text-properties officeooo:rsid="0038ea01" officeooo:paragraph-rsid="0038ea01"/>
    </style:style>
    <style:style style:name="P12" style:family="paragraph" style:parent-style-name="Standard" style:list-style-name="L1"/>
    <style:style style:name="P13"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14" style:family="paragraph" style:parent-style-name="Header">
      <style:text-properties fo:language="zxx" fo:country="none" style:language-asian="zxx" style:country-asian="none"/>
    </style:style>
    <style:style style:name="P15" style:family="paragraph" style:parent-style-name="Header">
      <style:paragraph-properties style:snap-to-layout-grid="false"/>
    </style:style>
    <style:style style:name="P16"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1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8" style:family="paragraph" style:parent-style-name="Footer">
      <style:paragraph-properties>
        <style:tab-stops>
          <style:tab-stop style:position="3in" style:type="center"/>
          <style:tab-stop style:position="6.5in" style:type="right"/>
        </style:tab-stops>
      </style:paragraph-properties>
    </style:style>
    <style:style style:name="P19" style:family="paragraph" style:parent-style-name="Footer">
      <style:paragraph-properties>
        <style:tab-stops>
          <style:tab-stop style:position="2.8437in"/>
        </style:tab-stops>
      </style:paragraph-properties>
    </style:style>
    <style:style style:name="P20" style:family="paragraph" style:parent-style-name="Standard">
      <style:text-properties officeooo:paragraph-rsid="00252d96"/>
    </style:style>
    <style:style style:name="P21" style:family="paragraph" style:parent-style-name="Standard">
      <style:text-properties officeooo:rsid="001cb4cb" officeooo:paragraph-rsid="001cb4cb"/>
    </style:style>
    <style:style style:name="P22" style:family="paragraph" style:parent-style-name="Standard">
      <style:text-properties officeooo:rsid="0025b1f7" officeooo:paragraph-rsid="0025b1f7"/>
    </style:style>
    <style:style style:name="P23" style:family="paragraph" style:parent-style-name="Standard">
      <style:text-properties officeooo:paragraph-rsid="0026dcaf"/>
    </style:style>
    <style:style style:name="P24" style:family="paragraph" style:parent-style-name="Standard">
      <style:text-properties officeooo:rsid="002e3163" officeooo:paragraph-rsid="00318b8e"/>
    </style:style>
    <style:style style:name="P25" style:family="paragraph" style:parent-style-name="Standard">
      <style:text-properties officeooo:paragraph-rsid="001cb4cb"/>
    </style:style>
    <style:style style:name="P26" style:family="paragraph" style:parent-style-name="Standard">
      <style:text-properties officeooo:rsid="0026dcaf" officeooo:paragraph-rsid="0026dcaf"/>
    </style:style>
    <style:style style:name="P27" style:family="paragraph" style:parent-style-name="Standard">
      <style:text-properties officeooo:rsid="0026dcaf" officeooo:paragraph-rsid="002c7b88"/>
    </style:style>
    <style:style style:name="P28" style:family="paragraph" style:parent-style-name="Standard">
      <style:text-properties officeooo:rsid="002958e9" officeooo:paragraph-rsid="002958e9"/>
    </style:style>
    <style:style style:name="P29" style:family="paragraph" style:parent-style-name="Standard">
      <style:text-properties officeooo:rsid="00318b8e" officeooo:paragraph-rsid="00318b8e"/>
    </style:style>
    <style:style style:name="P3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31" style:family="paragraph" style:parent-style-name="Standard">
      <style:paragraph-properties fo:break-before="page"/>
    </style:style>
    <style:style style:name="P32" style:family="paragraph" style:parent-style-name="Contents_20_4">
      <style:paragraph-properties>
        <style:tab-stops>
          <style:tab-stop style:position="6.9252in" style:type="right" style:leader-style="dotted" style:leader-text="."/>
        </style:tab-stops>
      </style:paragraph-properties>
    </style:style>
    <style:style style:name="P33" style:family="paragraph" style:parent-style-name="Contents_20_1">
      <style:paragraph-properties>
        <style:tab-stops>
          <style:tab-stop style:position="6.9252in" style:type="right" style:leader-style="dotted" style:leader-text="."/>
        </style:tab-stops>
      </style:paragraph-properties>
    </style:style>
    <style:style style:name="P34" style:family="paragraph" style:parent-style-name="Contents_20_3">
      <style:paragraph-properties>
        <style:tab-stops>
          <style:tab-stop style:position="6.9252in" style:type="right" style:leader-style="dotted" style:leader-text="."/>
        </style:tab-stops>
      </style:paragraph-properties>
    </style:style>
    <style:style style:name="P35" style:family="paragraph" style:parent-style-name="Contents_20_2">
      <style:paragraph-properties>
        <style:tab-stops>
          <style:tab-stop style:position="6.9252in" style:type="right" style:leader-style="dotted" style:leader-text="."/>
        </style:tab-stops>
      </style:paragraph-properties>
    </style:style>
    <style:style style:name="P36" style:family="paragraph" style:parent-style-name="Standard">
      <style:text-properties officeooo:rsid="001cb4cb" officeooo:paragraph-rsid="001cb4cb"/>
    </style:style>
    <style:style style:name="P37" style:family="paragraph" style:parent-style-name="Standard" style:list-style-name="L1"/>
    <style:style style:name="P38" style:family="paragraph" style:parent-style-name="Standard" style:list-style-name="L4">
      <style:text-properties officeooo:paragraph-rsid="0025b1f7"/>
    </style:style>
    <style:style style:name="P39" style:family="paragraph" style:parent-style-name="Standard" style:list-style-name="L4">
      <style:text-properties officeooo:rsid="0025b1f7" officeooo:paragraph-rsid="0025b1f7"/>
    </style:style>
    <style:style style:name="P40" style:family="paragraph" style:parent-style-name="Standard">
      <style:text-properties officeooo:rsid="0025b1f7" officeooo:paragraph-rsid="0025b1f7"/>
    </style:style>
    <style:style style:name="P41" style:family="paragraph" style:parent-style-name="Standard" style:list-style-name="L5">
      <style:text-properties officeooo:paragraph-rsid="0026dcaf"/>
    </style:style>
    <style:style style:name="P42" style:family="paragraph" style:parent-style-name="Standard" style:list-style-name="L6">
      <style:text-properties officeooo:paragraph-rsid="0026dcaf"/>
    </style:style>
    <style:style style:name="P43" style:family="paragraph" style:parent-style-name="Standard" style:list-style-name="L6">
      <style:text-properties officeooo:rsid="0026dcaf" officeooo:paragraph-rsid="0026dcaf"/>
    </style:style>
    <style:style style:name="P44" style:family="paragraph" style:parent-style-name="Standard" style:list-style-name="L7">
      <style:text-properties officeooo:rsid="0026dcaf" officeooo:paragraph-rsid="0026dcaf"/>
    </style:style>
    <style:style style:name="P45" style:family="paragraph" style:parent-style-name="Standard">
      <style:text-properties officeooo:rsid="002c7b88" officeooo:paragraph-rsid="002c7b88"/>
    </style:style>
    <style:style style:name="P46" style:family="paragraph" style:parent-style-name="Standard">
      <style:text-properties officeooo:paragraph-rsid="00252d96"/>
    </style:style>
    <style:style style:name="P47" style:family="paragraph" style:parent-style-name="Standard">
      <style:text-properties officeooo:paragraph-rsid="0026dcaf"/>
    </style:style>
    <style:style style:name="P48" style:family="paragraph" style:parent-style-name="Standard">
      <style:text-properties officeooo:rsid="002e3163" officeooo:paragraph-rsid="00318b8e"/>
    </style:style>
    <style:style style:name="P49" style:family="paragraph" style:parent-style-name="Standard">
      <style:text-properties officeooo:rsid="002fa535" officeooo:paragraph-rsid="002fa535"/>
    </style:style>
    <style:style style:name="P50" style:family="paragraph" style:parent-style-name="Standard">
      <style:text-properties officeooo:rsid="00318b8e" officeooo:paragraph-rsid="003629c4"/>
    </style:style>
    <style:style style:name="P51" style:family="paragraph" style:parent-style-name="Standard">
      <style:text-properties officeooo:rsid="0038019a" officeooo:paragraph-rsid="0038019a"/>
    </style:style>
    <style:style style:name="P52" style:family="paragraph" style:parent-style-name="Standard">
      <style:text-properties officeooo:paragraph-rsid="0038019a"/>
    </style:style>
    <style:style style:name="P53" style:family="paragraph" style:parent-style-name="Standard">
      <style:text-properties officeooo:rsid="0038ea01" officeooo:paragraph-rsid="0038ea01"/>
    </style:style>
    <style:style style:name="P54" style:family="paragraph" style:parent-style-name="Standard">
      <style:text-properties officeooo:paragraph-rsid="0039ed19"/>
    </style:style>
    <style:style style:name="P55" style:family="paragraph" style:parent-style-name="Heading_20_1">
      <style:text-properties officeooo:rsid="001cb4cb" officeooo:paragraph-rsid="001cb4cb"/>
    </style:style>
    <style:style style:name="P56" style:family="paragraph" style:parent-style-name="Heading_20_1" style:master-page-name="First_20_Page">
      <style:paragraph-properties style:page-number="auto"/>
    </style:style>
    <style:style style:name="P57"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5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9" style:family="paragraph" style:parent-style-name="Heading_20_2">
      <style:text-properties officeooo:paragraph-rsid="0026dcaf"/>
    </style:style>
    <style:style style:name="P60" style:family="paragraph" style:parent-style-name="Heading_20_3">
      <style:text-properties officeooo:rsid="0026dcaf" officeooo:paragraph-rsid="0026dcaf"/>
    </style:style>
    <style:style style:name="P61" style:family="paragraph" style:parent-style-name="Heading_20_3">
      <style:text-properties officeooo:rsid="0039ed19" officeooo:paragraph-rsid="0039ed19"/>
    </style:style>
    <style:style style:name="P62"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3" style:family="paragraph" style:parent-style-name="Footer">
      <style:paragraph-properties>
        <style:tab-stops>
          <style:tab-stop style:position="3in" style:type="center"/>
          <style:tab-stop style:position="6.5in" style:type="right"/>
        </style:tab-stops>
      </style:paragraph-properties>
    </style:style>
    <style:style style:name="P64" style:family="paragraph">
      <style:paragraph-properties style:writing-mode="lr-tb"/>
    </style:style>
    <style:style style:name="P65" style:family="paragraph">
      <style:paragraph-properties style:writing-mode="lr-tb"/>
      <style:text-properties style:font-name="Times New Roman1" fo:font-size="1pt" style:font-name-asian="Times New Roman1" style:font-name-complex="Times New Roman1"/>
    </style:style>
    <style:style style:name="T1" style:family="text">
      <style:text-properties officeooo:rsid="00252d96"/>
    </style:style>
    <style:style style:name="T2" style:family="text">
      <style:text-properties style:use-window-font-color="true" style:font-name="Times New Roman" fo:font-size="12pt" fo:language="en" fo:country="US" officeooo:rsid="00252d96" style:font-name-asian="Times New Roman" style:font-size-asian="12pt" style:font-name-complex="Times New Roman" style:font-size-complex="12pt" style:language-complex="ar" style:country-complex="SA"/>
    </style:style>
    <style:style style:name="T3" style:family="text">
      <style:text-properties officeooo:rsid="001cb4cb"/>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officeooo:rsid="001ad35f"/>
    </style:style>
    <style:style style:name="T7" style:family="text">
      <style:text-properties fo:font-size="9pt" style:font-size-asian="9pt"/>
    </style:style>
    <style:style style:name="T8" style:family="text">
      <style:text-properties officeooo:rsid="00252d96"/>
    </style:style>
    <style:style style:name="T9"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10" style:family="text">
      <style:text-properties style:use-window-font-color="true" style:font-name="Times New Roman" fo:font-size="12pt" fo:language="en" fo:country="US" officeooo:rsid="00252d96" style:font-name-asian="Times New Roman" style:font-size-asian="12pt" style:font-name-complex="Times New Roman" style:font-size-complex="12pt" style:language-complex="ar" style:country-complex="SA"/>
    </style:style>
    <style:style style:name="T11" style:family="text">
      <style:text-properties style:use-window-font-color="true" style:font-name="Times New Roman" fo:font-size="12pt" fo:language="en" fo:country="US" officeooo:rsid="0025b1f7" style:font-name-asian="Times New Roman" style:font-size-asian="12pt" style:font-name-complex="Times New Roman" style:font-size-complex="12pt" style:language-complex="ar" style:country-complex="SA"/>
    </style:style>
    <style:style style:name="T12" style:family="text">
      <style:text-properties style:use-window-font-color="true" style:font-name="Times New Roman" fo:font-size="12pt" fo:language="en" fo:country="US" officeooo:rsid="002a4cc9" style:font-name-asian="Times New Roman" style:font-size-asian="12pt" style:font-name-complex="Times New Roman" style:font-size-complex="12pt" style:language-complex="ar" style:country-complex="SA"/>
    </style:style>
    <style:style style:name="T13" style:family="text">
      <style:text-properties style:use-window-font-color="true" style:font-name="Times New Roman" fo:font-size="12pt" fo:language="en" fo:country="US" fo:font-weight="normal" officeooo:rsid="001cb4cb" style:font-name-asian="Times New Roman" style:font-size-asian="12pt" style:font-weight-asian="normal" style:font-name-complex="Times New Roman" style:font-size-complex="12pt" style:language-complex="ar" style:country-complex="SA" style:font-weight-complex="normal"/>
    </style:style>
    <style:style style:name="T14" style:family="text">
      <style:text-properties officeooo:rsid="001cb4cb"/>
    </style:style>
    <style:style style:name="T15" style:family="text">
      <style:text-properties fo:font-weight="bold" style:font-weight-asian="bold" style:font-weight-complex="bold"/>
    </style:style>
    <style:style style:name="T16" style:family="text">
      <style:text-properties fo:font-weight="bold" officeooo:rsid="001cb4cb" style:font-weight-asian="bold" style:font-weight-complex="bold"/>
    </style:style>
    <style:style style:name="T17" style:family="text">
      <style:text-properties fo:font-weight="normal" style:font-weight-asian="normal" style:font-weight-complex="normal"/>
    </style:style>
    <style:style style:name="T18" style:family="text">
      <style:text-properties fo:font-weight="normal" officeooo:rsid="001cb4cb" style:font-weight-asian="normal" style:font-weight-complex="normal"/>
    </style:style>
    <style:style style:name="T19" style:family="text">
      <style:text-properties fo:font-weight="normal" officeooo:rsid="001eac4b" style:font-weight-asian="normal" style:font-weight-complex="normal"/>
    </style:style>
    <style:style style:name="T20" style:family="text">
      <style:text-properties officeooo:rsid="0025b1f7"/>
    </style:style>
    <style:style style:name="T21" style:family="text">
      <style:text-properties officeooo:rsid="002958e9"/>
    </style:style>
    <style:style style:name="T22" style:family="text">
      <style:text-properties officeooo:rsid="002a4cc9"/>
    </style:style>
    <style:style style:name="T23" style:family="text">
      <style:text-properties officeooo:rsid="002f39e7"/>
    </style:style>
    <style:style style:name="T24" style:family="text">
      <style:text-properties officeooo:rsid="00318b8e"/>
    </style:style>
    <style:style style:name="T25" style:family="text">
      <style:text-properties officeooo:rsid="0032751b"/>
    </style:style>
    <style:style style:name="T26" style:family="text">
      <style:text-properties officeooo:rsid="0038019a"/>
    </style:style>
    <style:style style:name="T27" style:family="text">
      <style:text-properties officeooo:rsid="0038ea01"/>
    </style:style>
    <style:style style:name="T28" style:family="text">
      <style:text-properties officeooo:rsid="00391e3b"/>
    </style:style>
    <style:style style:name="T29" style:family="text">
      <style:text-properties fo:background-color="#ffff00" loext:char-shading-value="0"/>
    </style:style>
    <style:style style:name="T30"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xml:id="ct58622784" text:id="ct58622784">
          <text:insertion>
            <office:change-info>
              <dc:creator>Bob Jacobsen</dc:creator>
              <dc:date>2012-11-15T01:15:00</dc:date>
            </office:change-info>
          </text:insertion>
        </text:changed-region>
        <text:changed-region xml:id="ct58628256" text:id="ct58628256">
          <text:insertion>
            <office:change-info>
              <dc:creator>Stuart Baker</dc:creator>
              <dc:date>2015-02-03T21:51:00</dc:date>
            </office:change-info>
          </text:insertion>
        </text:changed-region>
        <text:changed-region xml:id="ct58918544" text:id="ct58918544">
          <text:insertion>
            <office:change-info>
              <dc:creator>Stuart Baker</dc:creator>
              <dc:date>2015-02-03T21:52:00</dc:date>
            </office:change-info>
          </text:insertion>
        </text:changed-region>
        <text:changed-region xml:id="ct58570432" text:id="ct58570432">
          <text:insertion>
            <office:change-info>
              <dc:creator>Stuart Baker</dc:creator>
              <dc:date>2015-02-03T21:53:00</dc:date>
            </office:change-info>
          </text:insertion>
        </text:changed-region>
        <text:changed-region xml:id="ct58915888" text:id="ct58915888">
          <text:insertion>
            <office:change-info>
              <dc:creator>Stuart Baker</dc:creator>
              <dc:date>2015-02-03T21:54:00</dc:date>
            </office:change-info>
          </text:insertion>
        </text:changed-region>
        <text:changed-region xml:id="ct58570704" text:id="ct58570704">
          <text:deletion>
            <office:change-info>
              <dc:creator>Stuart Baker</dc:creator>
              <dc:date>2015-02-03T21:58:00</dc:date>
            </office:change-info>
            <text:p text:style-name="P1">One or more Working Notes form the basic for the next step, which is one or more Standard/TechNote pairs.</text:p>
            <text:p text:style-name="P1">Status of this Working Note: It's had info from various threads and HTML docs dumped into it, but it hasn't yet been organized at all (as of Oct 18, 2013).<text:span text:style-name="T1">Working Note is an intermediate step in </text:span><text:span text:style-name="T2">the</text:span><text:span text:style-name="T1"> documentation process. <text:s/>It gathers together the content from various informal development </text:span><text:span text:style-name="T2">documents</text:span><text:span text:style-name="T1">, discussions, etc into a single place. <text:s/>A </text:span></text:p>
          </text:deletion>
        </text:changed-region>
        <text:changed-region xml:id="ct58917600" text:id="ct58917600">
          <text:insertion>
            <office:change-info>
              <dc:creator>Stuart Baker</dc:creator>
              <dc:date>2015-02-03T22:00:00</dc:date>
            </office:change-info>
          </text:insertion>
        </text:changed-region>
        <text:changed-region xml:id="ct58917792" text:id="ct58917792">
          <text:deletion>
            <office:change-info>
              <dc:creator>Stuart Baker</dc:creator>
              <dc:date>2015-02-03T22:01:00</dc:date>
            </office:change-info>
            <text:p text:style-name="P1">Streaming is used to move large amounts of data (kilobytes and up) across a OpenLCB implementation.</text:p>
            <text:p text:style-name="Standard">This documents describes the streaming protocol(s) in OpenLCB.</text:p>
            <text:h text:style-name="Heading_20_3" text:outline-level="3">Environment of Proposal</text:h>
            <text:h text:style-name="Heading_20_4" text:outline-level="4">Requirements</text:h>
            <text:p text:style-name="Standard">Must work within OpenLCB architecture of a flat address space and unique identifiers </text:p>
            <text:p text:style-name="Standard">Receiving end must be able to throttle rate of arrival. </text:p>
            <text:p text:style-name="Standard">Multiple transfers at the same time over a single OpenLCB segment, so that transfers between disjoint nodes don't need to be coordinated. </text:p>
            <text:p text:style-name="Standard">Needs to be effective over CAN, with acceptable bit efficiency.</text:p>
            <text:p text:style-name="Standard">Streams are not required to provide real-time transfer, e.g. to move live sound.</text:p>
            <text:h text:style-name="Heading_20_4" text:outline-level="4">Preferences</text:h>
            <text:p text:style-name="Standard">It should be possible to have multiple streams active at the same time to or from a single node. Nodes can choose not to support this.</text:p>
            <text:p text:style-name="Standard">Different buffers sizes can be used. High capability nodes can use large buffers for efficiency, low capability nodes can still function with small buffers.</text:p>
            <text:p text:style-name="Standard">Streams should have a way of identifying their content &amp; purpose within themselves, in addition to through other protocols.</text:p>
            <text:h text:style-name="Heading_20_4" text:outline-level="4">Design Points</text:h>
            <text:p text:style-name="Standard">Data integrity is handled by transport level, and need not be ensured in the streaming protocol. </text:p>
            <text:p text:style-name="Standard">A stream has a beginning and an end, and some number of bytes transferred in between. All other structures are implemented by higher-level protocols outside the streaming protocol or data fields within the streamed data itself. For example, the streaming protocol doesn't specify the format for sound files sent over streams.</text:p>
            <text:p text:style-name="Standard">A stream has no intrinsic block, or record structure.</text:p>
            <text:p text:style-name="Standard">Streaming is not needed for short transfers, so a certain amount of overhead is acceptable. (This implies a Datagram protocol to cover the gap between Events and Streams in size, see separate document)</text:p>
            <text:p text:style-name="P1">We assume that routes don't change dynamically in ways that effect e.g. buffer allocation.</text:p>
            <text:h text:style-name="Heading_20_2" text:outline-level="2" text:is-list-header="true">Served Use Cases</text:h>
            <text:h text:style-name="Heading_20_2" text:outline-level="2">Unserved Use Cases</text:h>
            <text:p text:style-name="P1"/>
          </text:deletion>
        </text:changed-region>
        <text:changed-region xml:id="ct58627728" text:id="ct58627728">
          <text:insertion>
            <office:change-info>
              <dc:creator>Bob Jacobsen</dc:creator>
              <dc:date>2012-11-15T01:17:00</dc:date>
            </office:change-info>
          </text:insertion>
        </text:changed-region>
        <text:changed-region xml:id="ct58624064" text:id="ct58624064">
          <text:deletion>
            <office:change-info>
              <dc:creator>Bob Jacobsen</dc:creator>
              <dc:date>2012-11-15T01:17:00</dc:date>
            </office:change-info>
            <text:h text:style-name="P2" text:outline-level="1">Annotations to the Standard</text:h>
          </text:deletion>
        </text:changed-region>
        <text:changed-region xml:id="ct58916848" text:id="ct58916848">
          <text:deletion>
            <office:change-info>
              <dc:creator>Balazs Racz</dc:creator>
              <dc:date>2014-12-23T18:22:00</dc:date>
            </office:change-info>
            <text:h text:style-name="P2" text:outline-level="1">Specified Sections</text:h>
          </text:deletion>
        </text:changed-region>
        <text:changed-region xml:id="ct58624256" text:id="ct58624256">
          <text:insertion>
            <office:change-info>
              <dc:creator>Balazs Racz</dc:creator>
              <dc:date>2014-12-23T18:22:00</dc:date>
            </office:change-info>
          </text:insertion>
        </text:changed-region>
        <text:changed-region xml:id="ct58670640" text:id="ct58670640">
          <text:insertion>
            <office:change-info>
              <dc:creator>Bob Jacobsen</dc:creator>
              <dc:date>2012-11-15T01:17:00</dc:date>
            </office:change-info>
          </text:insertion>
        </text:changed-region>
        <text:changed-region xml:id="ct58915184" text:id="ct58915184">
          <text:insertion>
            <office:change-info>
              <dc:creator>Balazs Racz</dc:creator>
              <dc:date>2014-12-23T18:22:00</dc:date>
            </office:change-info>
          </text:insertion>
        </text:changed-region>
        <text:changed-region xml:id="ct58624496" text:id="ct58624496">
          <text:deletion>
            <office:change-info>
              <dc:creator>Balazs Racz</dc:creator>
              <dc:date>2014-12-23T18:22:00</dc:date>
            </office:change-info>
            <text:p text:style-name="P3">This is the usual section organization for a Technical Note, to accumulate the Standard and Technical Note content in its eventual order.</text:p>
          </text:deletion>
        </text:changed-region>
        <text:changed-region xml:id="ct59480880" text:id="ct59480880">
          <text:deletion>
            <office:change-info>
              <dc:creator>Stuart Baker</dc:creator>
              <dc:date>2015-02-03T22:49:00</dc:date>
            </office:change-info>
            <text:p text:style-name="Standard">Note that this section of the Standard is informative, not normative.</text:p>
          </text:deletion>
        </text:changed-region>
        <text:changed-region xml:id="ct58683168" text:id="ct58683168">
          <text:deletion>
            <office:change-info>
              <dc:creator>Stuart Baker</dc:creator>
              <dc:date>2015-02-03T22:50:00</dc:date>
            </office:change-info>
            <text:p text:style-name="P4">Note that this section of the Standard is informative, not normative.</text:p>
          </text:deletion>
        </text:changed-region>
        <text:changed-region xml:id="ct58670096" text:id="ct58670096">
          <text:insertion>
            <office:change-info>
              <dc:creator>Stuart Baker</dc:creator>
              <dc:date>2015-02-03T22:50:00</dc:date>
            </office:change-info>
          </text:insertion>
        </text:changed-region>
        <text:changed-region xml:id="ct58571456" text:id="ct58571456">
          <text:insertion>
            <office:change-info>
              <dc:creator>Stuart Baker</dc:creator>
              <dc:date>2015-02-03T22:51:00</dc:date>
            </office:change-info>
          </text:insertion>
        </text:changed-region>
        <text:changed-region xml:id="ct58625488" text:id="ct58625488">
          <text:insertion>
            <office:change-info>
              <dc:creator>Stuart Baker</dc:creator>
              <dc:date>2015-02-03T22:53:00</dc:date>
            </office:change-info>
          </text:insertion>
        </text:changed-region>
        <text:changed-region xml:id="ct59034768" text:id="ct59034768">
          <text:insertion>
            <office:change-info>
              <dc:creator>Stuart Baker</dc:creator>
              <dc:date>2015-02-03T22:54:00</dc:date>
            </office:change-info>
          </text:insertion>
        </text:changed-region>
        <text:changed-region xml:id="ct59035424" text:id="ct59035424">
          <text:insertion>
            <office:change-info>
              <dc:creator>Stuart Baker</dc:creator>
              <dc:date>2015-02-03T23:00:00</dc:date>
            </office:change-info>
          </text:insertion>
        </text:changed-region>
        <text:changed-region xml:id="ct59033136" text:id="ct59033136">
          <text:insertion>
            <office:change-info>
              <dc:creator>Stuart Baker</dc:creator>
              <dc:date>2015-02-03T23:01:00</dc:date>
            </office:change-info>
          </text:insertion>
        </text:changed-region>
        <text:changed-region xml:id="ct59033568" text:id="ct59033568">
          <text:insertion>
            <office:change-info>
              <dc:creator>Balazs Racz</dc:creator>
              <dc:date>2014-12-23T18:23:00</dc:date>
            </office:change-info>
          </text:insertion>
        </text:changed-region>
        <text:changed-region xml:id="ct58857456" text:id="ct58857456">
          <text:insertion>
            <office:change-info>
              <dc:creator>Stuart Baker</dc:creator>
              <dc:date>2015-02-03T23:02:00</dc:date>
            </office:change-info>
          </text:insertion>
        </text:changed-region>
        <text:changed-region xml:id="ct59320848" text:id="ct59320848">
          <text:insertion>
            <office:change-info>
              <dc:creator>Balazs Racz</dc:creator>
              <dc:date>2014-12-23T18:23:00</dc:date>
            </office:change-info>
          </text:insertion>
        </text:changed-region>
        <text:changed-region xml:id="ct58858192" text:id="ct58858192">
          <text:deletion>
            <office:change-info>
              <dc:creator>Balazs Racz</dc:creator>
              <dc:date>2014-12-23T18:23:00</dc:date>
            </office:change-info>
            <text:h text:style-name="P5" text:outline-level="2"><text:span text:style-name="T3"><text:s/>Fusce ornare mattis justo vitae imperdiet. Cum sociis natoque penatibus et magnis dis parturient montes, nascetur ridiculus mus. Fusce ornare mattis justo vitae imperdiet. Cum sociis natoque penatibus et magnis dis parturient montes, nascetur ridiculus mus.</text:span><text:span text:style-name="T3"><text:note text:id="ftn0" text:note-class="footnote"><text:note-citation>1</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text:span></text:h>
            <text:p text:style-name="P6"><text:span text:style-name="T3">Lorem ipsum dolor sit amet, consectetur adipiscing elit.</text:span></text:p>
          </text:deletion>
        </text:changed-region>
        <text:changed-region xml:id="ct58858000" text:id="ct58858000">
          <text:deletion>
            <office:change-info>
              <dc:creator>Stuart Baker</dc:creator>
              <dc:date>2015-02-03T23:07:00</dc:date>
            </office:change-info>
            <text:p text:style-name="P6"><text:span text:style-name="T3">Definitions</text:span></text:p>
          </text:deletion>
        </text:changed-region>
        <text:changed-region xml:id="ct58988240" text:id="ct58988240">
          <text:insertion>
            <office:change-info>
              <dc:creator>Stuart Baker</dc:creator>
              <dc:date>2015-02-03T23:07:00</dc:date>
            </office:change-info>
          </text:insertion>
        </text:changed-region>
        <text:changed-region xml:id="ct58989072" text:id="ct58989072">
          <text:insertion>
            <office:change-info>
              <dc:creator>Stuart Baker</dc:creator>
              <dc:date>2015-02-03T23:08:00</dc:date>
            </office:change-info>
          </text:insertion>
        </text:changed-region>
        <text:changed-region xml:id="ct58986896" text:id="ct58986896">
          <text:insertion>
            <office:change-info>
              <dc:creator>Balazs Racz</dc:creator>
              <dc:date>2014-12-23T18:23:00</dc:date>
            </office:change-info>
          </text:insertion>
        </text:changed-region>
        <text:changed-region xml:id="ct59065600" text:id="ct59065600">
          <text:insertion>
            <office:change-info>
              <dc:creator>Balazs Racz</dc:creator>
              <dc:date>2014-12-23T18:28:00</dc:date>
            </office:change-info>
          </text:insertion>
        </text:changed-region>
        <text:changed-region xml:id="ct58857200" text:id="ct58857200">
          <text:insertion>
            <office:change-info>
              <dc:creator>Balazs Racz</dc:creator>
              <dc:date>2014-12-23T18:25:00</dc:date>
            </office:change-info>
          </text:insertion>
        </text:changed-region>
        <text:changed-region xml:id="ct58990784" text:id="ct58990784">
          <text:insertion>
            <office:change-info>
              <dc:creator>Balazs Racz</dc:creator>
              <dc:date>2014-12-23T18:26:00</dc:date>
            </office:change-info>
          </text:insertion>
        </text:changed-region>
        <text:changed-region xml:id="ct58990352" text:id="ct58990352">
          <text:insertion>
            <office:change-info>
              <dc:creator>Balazs Racz</dc:creator>
              <dc:date>2014-12-23T18:27:00</dc:date>
            </office:change-info>
          </text:insertion>
        </text:changed-region>
        <text:changed-region xml:id="ct58987872" text:id="ct58987872">
          <text:insertion>
            <office:change-info>
              <dc:creator>Balazs Racz</dc:creator>
              <dc:date>2014-12-23T18:28:00</dc:date>
            </office:change-info>
          </text:insertion>
        </text:changed-region>
        <text:changed-region xml:id="ct58993360" text:id="ct58993360">
          <text:insertion>
            <office:change-info>
              <dc:creator>Balazs Racz</dc:creator>
              <dc:date>2014-12-23T18:24:00</dc:date>
            </office:change-info>
          </text:insertion>
        </text:changed-region>
        <text:changed-region xml:id="ct58319696" text:id="ct58319696">
          <text:insertion>
            <office:change-info>
              <dc:creator>Balazs Racz</dc:creator>
              <dc:date>2014-12-23T18:28:00</dc:date>
            </office:change-info>
          </text:insertion>
        </text:changed-region>
        <text:changed-region xml:id="ct58323664" text:id="ct58323664">
          <text:insertion>
            <office:change-info>
              <dc:creator>Balazs Racz</dc:creator>
              <dc:date>2014-12-23T18:29:00</dc:date>
            </office:change-info>
          </text:insertion>
        </text:changed-region>
        <text:changed-region xml:id="ct58322112" text:id="ct58322112">
          <text:insertion>
            <office:change-info>
              <dc:creator>Balazs Racz</dc:creator>
              <dc:date>2014-12-23T18:31:00</dc:date>
            </office:change-info>
          </text:insertion>
        </text:changed-region>
        <text:changed-region xml:id="ct58319888" text:id="ct58319888">
          <text:insertion>
            <office:change-info>
              <dc:creator>Balazs Racz</dc:creator>
              <dc:date>2014-12-23T18:32:00</dc:date>
            </office:change-info>
          </text:insertion>
        </text:changed-region>
        <text:changed-region xml:id="ct58993552" text:id="ct58993552">
          <text:insertion>
            <office:change-info>
              <dc:creator>Balazs Racz</dc:creator>
              <dc:date>2014-12-23T18:34:00</dc:date>
            </office:change-info>
          </text:insertion>
        </text:changed-region>
        <text:changed-region xml:id="ct58884336" text:id="ct58884336">
          <text:insertion>
            <office:change-info>
              <dc:creator>Balazs Racz</dc:creator>
              <dc:date>2014-12-23T18:35:00</dc:date>
            </office:change-info>
          </text:insertion>
        </text:changed-region>
        <text:changed-region xml:id="ct58989776" text:id="ct58989776">
          <text:insertion>
            <office:change-info>
              <dc:creator>Balazs Racz</dc:creator>
              <dc:date>2014-12-23T18:41:00</dc:date>
            </office:change-info>
          </text:insertion>
        </text:changed-region>
        <text:changed-region xml:id="ct58992800" text:id="ct58992800">
          <text:insertion>
            <office:change-info>
              <dc:creator>Balazs Racz</dc:creator>
              <dc:date>2014-12-23T18:42:00</dc:date>
            </office:change-info>
          </text:insertion>
        </text:changed-region>
        <text:changed-region xml:id="ct58624960" text:id="ct58624960">
          <text:insertion>
            <office:change-info>
              <dc:creator>Balazs Racz</dc:creator>
              <dc:date>2014-12-23T18:45:00</dc:date>
            </office:change-info>
          </text:insertion>
        </text:changed-region>
        <text:changed-region xml:id="ct58316848" text:id="ct58316848">
          <text:insertion>
            <office:change-info>
              <dc:creator>Balazs Racz</dc:creator>
              <dc:date>2014-12-23T18:36:00</dc:date>
            </office:change-info>
          </text:insertion>
        </text:changed-region>
        <text:changed-region xml:id="ct58317040" text:id="ct58317040">
          <text:insertion>
            <office:change-info>
              <dc:creator>Balazs Racz</dc:creator>
              <dc:date>2014-12-23T18:37:00</dc:date>
            </office:change-info>
          </text:insertion>
        </text:changed-region>
        <text:changed-region xml:id="ct58887856" text:id="ct58887856">
          <text:insertion>
            <office:change-info>
              <dc:creator>Balazs Racz</dc:creator>
              <dc:date>2014-12-23T18:38:00</dc:date>
            </office:change-info>
          </text:insertion>
        </text:changed-region>
        <text:changed-region xml:id="ct58888048" text:id="ct58888048">
          <text:insertion>
            <office:change-info>
              <dc:creator>Balazs Racz</dc:creator>
              <dc:date>2014-12-23T18:39:00</dc:date>
            </office:change-info>
          </text:insertion>
        </text:changed-region>
        <text:changed-region xml:id="ct58318672" text:id="ct58318672">
          <text:insertion>
            <office:change-info>
              <dc:creator>Balazs Racz</dc:creator>
              <dc:date>2014-12-23T18:40:00</dc:date>
            </office:change-info>
          </text:insertion>
        </text:changed-region>
        <text:changed-region xml:id="ct57978688" text:id="ct57978688">
          <text:insertion>
            <office:change-info>
              <dc:creator>Balazs Racz</dc:creator>
              <dc:date>2014-12-23T18:43:00</dc:date>
            </office:change-info>
          </text:insertion>
        </text:changed-region>
        <text:changed-region xml:id="ct57978352" text:id="ct57978352">
          <text:insertion>
            <office:change-info>
              <dc:creator>Balazs Racz</dc:creator>
              <dc:date>2014-12-23T18:44:00</dc:date>
            </office:change-info>
          </text:insertion>
        </text:changed-region>
        <text:changed-region xml:id="ct59325168" text:id="ct59325168">
          <text:insertion>
            <office:change-info>
              <dc:creator>Bob Jacobsen</dc:creator>
              <dc:date>2013-03-21T09:58:00</dc:date>
            </office:change-info>
          </text:insertion>
        </text:changed-region>
        <text:changed-region xml:id="ct58788656" text:id="ct58788656">
          <text:insertion>
            <office:change-info>
              <dc:creator>Stuart Baker</dc:creator>
              <dc:date>2015-02-03T23:09:00</dc:date>
            </office:change-info>
          </text:insertion>
        </text:changed-region>
        <text:changed-region xml:id="ct57976192" text:id="ct57976192">
          <text:insertion>
            <office:change-info>
              <dc:creator>Stuart Baker</dc:creator>
              <dc:date>2015-02-03T23:10:00</dc:date>
            </office:change-info>
          </text:insertion>
        </text:changed-region>
        <text:changed-region xml:id="ct59316864" text:id="ct59316864">
          <text:insertion>
            <office:change-info>
              <dc:creator>Stuart Baker</dc:creator>
              <dc:date>2015-02-03T23:11:00</dc:date>
            </office:change-info>
          </text:insertion>
        </text:changed-region>
        <text:changed-region xml:id="ct59313968" text:id="ct59313968">
          <text:insertion>
            <office:change-info>
              <dc:creator>Stuart Baker</dc:creator>
              <dc:date>2015-02-03T23:12:00</dc:date>
            </office:change-info>
          </text:insertion>
        </text:changed-region>
        <text:changed-region xml:id="ct59316160" text:id="ct59316160">
          <text:insertion>
            <office:change-info>
              <dc:creator>Stuart Baker</dc:creator>
              <dc:date>2015-02-03T23:13:00</dc:date>
            </office:change-info>
          </text:insertion>
        </text:changed-region>
        <text:changed-region xml:id="ct59315376" text:id="ct59315376">
          <text:insertion>
            <office:change-info>
              <dc:creator>Stuart Baker</dc:creator>
              <dc:date>2015-02-03T23:14:00</dc:date>
            </office:change-info>
          </text:insertion>
        </text:changed-region>
        <text:changed-region xml:id="ct58320080" text:id="ct58320080">
          <text:insertion>
            <office:change-info>
              <dc:creator>Stuart Baker</dc:creator>
              <dc:date>2015-02-03T23:16:00</dc:date>
            </office:change-info>
          </text:insertion>
        </text:changed-region>
        <text:changed-region xml:id="ct58891168" text:id="ct58891168">
          <text:insertion>
            <office:change-info>
              <dc:creator>Stuart Baker</dc:creator>
              <dc:date>2015-02-03T23:17:00</dc:date>
            </office:change-info>
          </text:insertion>
        </text:changed-region>
        <text:changed-region xml:id="ct58988432" text:id="ct58988432">
          <text:insertion>
            <office:change-info>
              <dc:creator>Stuart Baker</dc:creator>
              <dc:date>2015-02-03T23:36:00</dc:date>
            </office:change-info>
          </text:insertion>
        </text:changed-region>
        <text:changed-region xml:id="ct58891360" text:id="ct58891360">
          <text:insertion>
            <office:change-info>
              <dc:creator>Stuart Baker</dc:creator>
              <dc:date>2015-02-03T23:37:00</dc:date>
            </office:change-info>
          </text:insertion>
        </text:changed-region>
        <text:changed-region xml:id="ct59314320" text:id="ct59314320">
          <text:insertion>
            <office:change-info>
              <dc:creator>Stuart Baker</dc:creator>
              <dc:date>2015-02-03T23:38:00</dc:date>
            </office:change-info>
          </text:insertion>
        </text:changed-region>
        <text:changed-region xml:id="ct59006416" text:id="ct59006416">
          <text:insertion>
            <office:change-info>
              <dc:creator>Stuart Baker</dc:creator>
              <dc:date>2015-02-03T23:39:00</dc:date>
            </office:change-info>
          </text:insertion>
        </text:changed-region>
        <text:changed-region xml:id="ct58890368" text:id="ct58890368">
          <text:insertion>
            <office:change-info>
              <dc:creator>Stuart Baker</dc:creator>
              <dc:date>2015-02-03T23:40:00</dc:date>
            </office:change-info>
          </text:insertion>
        </text:changed-region>
        <text:changed-region xml:id="ct58988624" text:id="ct58988624">
          <text:insertion>
            <office:change-info>
              <dc:creator>Bob Jacobsen</dc:creator>
              <dc:date>2013-03-21T09:58:00</dc:date>
            </office:change-info>
          </text:insertion>
        </text:changed-region>
        <text:changed-region xml:id="ct59007536" text:id="ct59007536">
          <text:deletion>
            <office:change-info>
              <dc:creator>Stuart Baker</dc:creator>
              <dc:date>2015-02-03T23:43:00</dc:date>
            </office:change-info>
            <text:p text:style-name="P7"/>
            <text:p text:style-name="P7"/>
            <text:p text:style-name="P7">It carries a "Max Buffer Size" value (2 bytes), a “Type Included” boolean flag (1 bit in a byte; see below for meaning) and a "Source Stream ID" (1 byte) in the data section. The combination of source Node ID, destination Node ID and Source Stream ID must uniquely identify this stream transmission.</text:p>
            <text:p text:style-name="Standard">Source Stream ID, by itself, is not required to be unique.</text:p>
            <text:p text:style-name="P7">Data content:</text:p>
          </text:deletion>
        </text:changed-region>
        <text:changed-region xml:id="ct59006832" text:id="ct59006832">
          <text:insertion>
            <office:change-info>
              <dc:creator>Stuart Baker</dc:creator>
              <dc:date>2015-02-03T23:43:00</dc:date>
            </office:change-info>
          </text:insertion>
        </text:changed-region>
        <text:changed-region xml:id="ct59007120" text:id="ct59007120">
          <text:insertion>
            <office:change-info>
              <dc:creator>Stuart Baker</dc:creator>
              <dc:date>2015-02-03T23:44:00</dc:date>
            </office:change-info>
          </text:insertion>
        </text:changed-region>
        <text:changed-region xml:id="ct57980336" text:id="ct57980336">
          <text:insertion>
            <office:change-info>
              <dc:creator>Stuart Baker</dc:creator>
              <dc:date>2015-02-03T23:49:00</dc:date>
            </office:change-info>
          </text:insertion>
        </text:changed-region>
        <text:changed-region xml:id="ct58980432" text:id="ct58980432">
          <text:insertion>
            <office:change-info>
              <dc:creator>Stuart Baker</dc:creator>
              <dc:date>2015-02-03T23:50:00</dc:date>
            </office:change-info>
          </text:insertion>
        </text:changed-region>
        <text:changed-region xml:id="ct58981120" text:id="ct58981120">
          <text:insertion>
            <office:change-info>
              <dc:creator>Stuart Baker</dc:creator>
              <dc:date>2015-02-03T23:51:00</dc:date>
            </office:change-info>
          </text:insertion>
        </text:changed-region>
        <text:changed-region xml:id="ct58981584" text:id="ct58981584">
          <text:insertion>
            <office:change-info>
              <dc:creator>Stuart Baker</dc:creator>
              <dc:date>2015-02-03T23:52:00</dc:date>
            </office:change-info>
          </text:insertion>
        </text:changed-region>
        <text:changed-region xml:id="ct58981776" text:id="ct58981776">
          <text:insertion>
            <office:change-info>
              <dc:creator>Stuart Baker</dc:creator>
              <dc:date>2015-02-03T23:53:00</dc:date>
            </office:change-info>
          </text:insertion>
        </text:changed-region>
        <text:changed-region xml:id="ct58982320" text:id="ct58982320">
          <text:insertion>
            <office:change-info>
              <dc:creator>Stuart Baker</dc:creator>
              <dc:date>2015-02-04T00:04:00</dc:date>
            </office:change-info>
          </text:insertion>
        </text:changed-region>
        <text:changed-region xml:id="ct58886192" text:id="ct58886192">
          <text:insertion>
            <office:change-info>
              <dc:creator>Bob Jacobsen</dc:creator>
              <dc:date>2013-03-21T09:58:00</dc:date>
            </office:change-info>
          </text:insertion>
        </text:changed-region>
        <text:changed-region xml:id="ct58890560" text:id="ct58890560">
          <text:insertion>
            <office:change-info>
              <dc:creator>Stuart Baker</dc:creator>
              <dc:date>2015-02-04T00:05:00</dc:date>
            </office:change-info>
          </text:insertion>
        </text:changed-region>
        <text:changed-region xml:id="ct59001008" text:id="ct59001008">
          <text:deletion>
            <office:change-info>
              <dc:creator>Stuart Baker</dc:creator>
              <dc:date>2015-02-04T00:05:00</dc:date>
            </office:change-info>
            <text:p text:style-name="P8"/>
            <text:p text:style-name="P8"/>
            <text:p text:style-name="P8"/>
          </text:deletion>
        </text:changed-region>
        <text:changed-region xml:id="ct57976512" text:id="ct57976512">
          <text:insertion>
            <office:change-info>
              <dc:creator>Stuart Baker</dc:creator>
              <dc:date>2015-02-04T00:05:00</dc:date>
            </office:change-info>
          </text:insertion>
        </text:changed-region>
        <text:changed-region xml:id="ct58321344" text:id="ct58321344">
          <text:insertion>
            <office:change-info>
              <dc:creator>Stuart Baker</dc:creator>
              <dc:date>2015-02-04T00:06:00</dc:date>
            </office:change-info>
          </text:insertion>
        </text:changed-region>
        <text:changed-region xml:id="ct58981312" text:id="ct58981312">
          <text:insertion>
            <office:change-info>
              <dc:creator>Stuart Baker</dc:creator>
              <dc:date>2015-02-04T00:07:00</dc:date>
            </office:change-info>
          </text:insertion>
        </text:changed-region>
        <text:changed-region xml:id="ct59000240" text:id="ct59000240">
          <text:insertion>
            <office:change-info>
              <dc:creator>Stuart Baker</dc:creator>
              <dc:date>2015-02-04T00:09:00</dc:date>
            </office:change-info>
          </text:insertion>
        </text:changed-region>
        <text:changed-region xml:id="ct57980528" text:id="ct57980528">
          <text:insertion>
            <office:change-info>
              <dc:creator>Stuart Baker</dc:creator>
              <dc:date>2015-02-04T00:10:00</dc:date>
            </office:change-info>
          </text:insertion>
        </text:changed-region>
        <text:changed-region xml:id="ct58962672" text:id="ct58962672">
          <text:insertion>
            <office:change-info>
              <dc:creator>Bob Jacobsen</dc:creator>
              <dc:date>2013-03-21T09:58:00</dc:date>
            </office:change-info>
          </text:insertion>
        </text:changed-region>
        <text:changed-region xml:id="ct58966032" text:id="ct58966032">
          <text:insertion>
            <office:change-info>
              <dc:creator>Stuart Baker</dc:creator>
              <dc:date>2015-02-04T00:10:00</dc:date>
            </office:change-info>
          </text:insertion>
        </text:changed-region>
        <text:changed-region xml:id="ct57976768" text:id="ct57976768">
          <text:insertion>
            <office:change-info>
              <dc:creator>Stuart Baker</dc:creator>
              <dc:date>2015-02-04T00:29:00</dc:date>
            </office:change-info>
          </text:insertion>
        </text:changed-region>
        <text:changed-region xml:id="ct58978432" text:id="ct58978432">
          <text:insertion>
            <office:change-info>
              <dc:creator>Stuart Baker</dc:creator>
              <dc:date>2015-02-04T00:34:00</dc:date>
            </office:change-info>
          </text:insertion>
        </text:changed-region>
        <text:changed-region xml:id="ct58962992" text:id="ct58962992">
          <text:insertion>
            <office:change-info>
              <dc:creator>Stuart Baker</dc:creator>
              <dc:date>2015-02-04T00:35:00</dc:date>
            </office:change-info>
          </text:insertion>
        </text:changed-region>
        <text:changed-region xml:id="ct58199136" text:id="ct58199136">
          <text:insertion>
            <office:change-info>
              <dc:creator>Stuart Baker</dc:creator>
              <dc:date>2015-02-04T00:59:00</dc:date>
            </office:change-info>
          </text:insertion>
        </text:changed-region>
        <text:changed-region xml:id="ct58982128" text:id="ct58982128">
          <text:insertion>
            <office:change-info>
              <dc:creator>Stuart Baker</dc:creator>
              <dc:date>2015-02-04T00:54:00</dc:date>
            </office:change-info>
          </text:insertion>
        </text:changed-region>
        <text:changed-region xml:id="ct72455056" text:id="ct72455056">
          <text:insertion>
            <office:change-info>
              <dc:creator>Stuart Baker</dc:creator>
              <dc:date>2015-02-04T00:55:00</dc:date>
            </office:change-info>
          </text:insertion>
        </text:changed-region>
        <text:changed-region xml:id="ct58906832" text:id="ct58906832">
          <text:insertion>
            <office:change-info>
              <dc:creator>Stuart Baker</dc:creator>
              <dc:date>2015-02-04T00:36:00</dc:date>
            </office:change-info>
          </text:insertion>
        </text:changed-region>
        <text:changed-region xml:id="ct58907936" text:id="ct58907936">
          <text:insertion>
            <office:change-info>
              <dc:creator>Stuart Baker</dc:creator>
              <dc:date>2015-02-04T00:37:00</dc:date>
            </office:change-info>
          </text:insertion>
        </text:changed-region>
        <text:changed-region xml:id="ct62082688" text:id="ct62082688">
          <text:insertion>
            <office:change-info>
              <dc:creator>Stuart Baker</dc:creator>
              <dc:date>2015-02-04T00:54:00</dc:date>
            </office:change-info>
          </text:insertion>
        </text:changed-region>
        <text:changed-region xml:id="ct58616448" text:id="ct58616448">
          <text:insertion>
            <office:change-info>
              <dc:creator>Stuart Baker</dc:creator>
              <dc:date>2015-02-04T00:59:00</dc:date>
            </office:change-info>
          </text:insertion>
        </text:changed-region>
        <text:changed-region xml:id="ct62058256" text:id="ct62058256">
          <text:insertion>
            <office:change-info>
              <dc:creator>Stuart Baker</dc:creator>
              <dc:date>2015-02-04T00:56:00</dc:date>
            </office:change-info>
          </text:insertion>
        </text:changed-region>
        <text:changed-region xml:id="ct75995552" text:id="ct75995552">
          <text:insertion>
            <office:change-info>
              <dc:creator>Stuart Baker</dc:creator>
              <dc:date>2015-02-04T01:00:00</dc:date>
            </office:change-info>
          </text:insertion>
        </text:changed-region>
        <text:changed-region xml:id="ct58597840" text:id="ct58597840">
          <text:insertion>
            <office:change-info>
              <dc:creator>Stuart Baker</dc:creator>
              <dc:date>2015-02-04T01:01:00</dc:date>
            </office:change-info>
          </text:insertion>
        </text:changed-region>
        <text:changed-region xml:id="ct59014160" text:id="ct59014160">
          <text:deletion>
            <office:change-info>
              <dc:creator>Stuart Baker</dc:creator>
              <dc:date>2015-02-04T01:01:00</dc:date>
            </office:change-info>
            <text:p text:style-name="P9"/>
            <text:p text:style-name="P9"/>
          </text:deletion>
          <text:insertion>
            <office:change-info office:chg-author="Bob Jacobsen" office:chg-date-time="2013-03-21T09:58:00"/>
          </text:insertion>
        </text:changed-region>
        <text:changed-region xml:id="ct58910080" text:id="ct58910080">
          <text:insertion>
            <office:change-info>
              <dc:creator>Bob Jacobsen</dc:creator>
              <dc:date>2013-03-21T09:58:00</dc:date>
            </office:change-info>
          </text:insertion>
        </text:changed-region>
        <text:changed-region xml:id="ct72269472" text:id="ct72269472">
          <text:deletion>
            <office:change-info>
              <dc:creator>Stuart Baker</dc:creator>
              <dc:date>2015-02-04T01:02:00</dc:date>
            </office:change-info>
            <text:p text:style-name="P10"/>
            <text:p text:style-name="Standard"/>
            <text:p text:style-name="P10"/>
          </text:deletion>
          <text:insertion>
            <office:change-info office:chg-author="Bob Jacobsen" office:chg-date-time="2013-03-21T09:58:00"/>
          </text:insertion>
        </text:changed-region>
        <text:changed-region xml:id="ct61891600" text:id="ct61891600">
          <text:insertion>
            <office:change-info>
              <dc:creator>Stuart Baker</dc:creator>
              <dc:date>2015-02-04T01:04:00</dc:date>
            </office:change-info>
          </text:insertion>
        </text:changed-region>
        <text:changed-region xml:id="ct64014784" text:id="ct64014784">
          <text:insertion>
            <office:change-info>
              <dc:creator>Stuart Baker</dc:creator>
              <dc:date>2015-02-04T01:05:00</dc:date>
            </office:change-info>
          </text:insertion>
        </text:changed-region>
        <text:changed-region xml:id="ct43022672" text:id="ct43022672">
          <text:insertion>
            <office:change-info>
              <dc:creator>Stuart Baker</dc:creator>
              <dc:date>2015-02-04T01:06:00</dc:date>
            </office:change-info>
          </text:insertion>
        </text:changed-region>
        <text:changed-region xml:id="ct62138432" text:id="ct62138432">
          <text:insertion>
            <office:change-info>
              <dc:creator>Stuart Baker</dc:creator>
              <dc:date>2015-02-04T01:07:00</dc:date>
            </office:change-info>
          </text:insertion>
        </text:changed-region>
        <text:changed-region xml:id="ct75523248" text:id="ct75523248">
          <text:insertion>
            <office:change-info>
              <dc:creator>Stuart Baker</dc:creator>
              <dc:date>2015-02-04T01:08:00</dc:date>
            </office:change-info>
          </text:insertion>
        </text:changed-region>
        <text:changed-region xml:id="ct62547424" text:id="ct62547424">
          <text:insertion>
            <office:change-info>
              <dc:creator>Stuart Baker</dc:creator>
              <dc:date>2015-02-04T01:09:00</dc:date>
            </office:change-info>
          </text:insertion>
        </text:changed-region>
        <text:changed-region xml:id="ct63203728" text:id="ct63203728">
          <text:insertion>
            <office:change-info>
              <dc:creator>Stuart Baker</dc:creator>
              <dc:date>2015-02-04T01:10:00</dc:date>
            </office:change-info>
          </text:insertion>
        </text:changed-region>
        <text:changed-region xml:id="ct64671472" text:id="ct64671472">
          <text:insertion>
            <office:change-info>
              <dc:creator>Bob Jacobsen</dc:creator>
              <dc:date>2013-03-21T09:58:00</dc:date>
            </office:change-info>
          </text:insertion>
        </text:changed-region>
        <text:changed-region xml:id="ct63435392" text:id="ct63435392">
          <text:insertion>
            <office:change-info>
              <dc:creator>Stuart Baker</dc:creator>
              <dc:date>2015-02-04T02:20:00</dc:date>
            </office:change-info>
          </text:insertion>
        </text:changed-region>
        <text:changed-region xml:id="ct81565312" text:id="ct81565312">
          <text:insertion>
            <office:change-info>
              <dc:creator>Bob Jacobsen</dc:creator>
              <dc:date>2013-03-21T09:58:00</dc:date>
            </office:change-info>
          </text:insertion>
        </text:changed-region>
        <text:changed-region xml:id="ct41923872" text:id="ct41923872">
          <text:insertion>
            <office:change-info>
              <dc:creator>Stuart Baker</dc:creator>
              <dc:date>2015-02-04T01:10:00</dc:date>
            </office:change-info>
          </text:insertion>
        </text:changed-region>
        <text:changed-region xml:id="ct77220384" text:id="ct77220384">
          <text:deletion>
            <office:change-info>
              <dc:creator>Stuart Baker</dc:creator>
              <dc:date>2015-02-04T01:10:00</dc:date>
            </office:change-info>
            <text:p text:style-name="P11"/>
            <text:p text:style-name="Standard"/>
            <text:p text:style-name="P11"/>
          </text:deletion>
          <text:insertion>
            <office:change-info office:chg-author="Bob Jacobsen" office:chg-date-time="2013-03-21T09:58:00"/>
          </text:insertion>
        </text:changed-region>
        <text:changed-region xml:id="ct76094720" text:id="ct76094720">
          <text:deletion>
            <office:change-info>
              <dc:creator>Stuart Baker</dc:creator>
              <dc:date>2015-02-04T01:10:00</dc:date>
            </office:change-info>
            <text:p text:style-name="Standard"/>
          </text:deletion>
        </text:changed-region>
        <text:changed-region xml:id="ct75475232" text:id="ct75475232">
          <text:insertion>
            <office:change-info>
              <dc:creator>Stuart Baker</dc:creator>
              <dc:date>2015-02-04T01:10:00</dc:date>
            </office:change-info>
          </text:insertion>
        </text:changed-region>
        <text:changed-region xml:id="ct62368752" text:id="ct62368752">
          <text:insertion>
            <office:change-info>
              <dc:creator>Stuart Baker</dc:creator>
              <dc:date>2015-02-04T01:11:00</dc:date>
            </office:change-info>
          </text:insertion>
        </text:changed-region>
        <text:changed-region xml:id="ct62428384" text:id="ct62428384">
          <text:insertion>
            <office:change-info>
              <dc:creator>Stuart Baker</dc:creator>
              <dc:date>2015-02-04T01:12:00</dc:date>
            </office:change-info>
          </text:insertion>
        </text:changed-region>
        <text:changed-region xml:id="ct62753840" text:id="ct62753840">
          <text:insertion>
            <office:change-info>
              <dc:creator>Stuart Baker</dc:creator>
              <dc:date>2015-02-04T01:13:00</dc:date>
            </office:change-info>
          </text:insertion>
        </text:changed-region>
        <text:changed-region xml:id="ct61826880" text:id="ct61826880">
          <text:insertion>
            <office:change-info>
              <dc:creator>Bob Jacobsen</dc:creator>
              <dc:date>2013-03-21T09:58:00</dc:date>
            </office:change-info>
          </text:insertion>
        </text:changed-region>
        <text:changed-region xml:id="ct58910272" text:id="ct58910272">
          <text:deletion>
            <office:change-info>
              <dc:creator>Bob Jacobsen</dc:creator>
              <dc:date>2013-10-18T06:32:00</dc:date>
            </office:change-info>
            <text:p text:style-name="Standard"><text:s/></text:p>
          </text:deletion>
        </text:changed-region>
        <text:changed-region xml:id="ct59059424" text:id="ct59059424">
          <text:insertion>
            <office:change-info>
              <dc:creator>Bob Jacobsen</dc:creator>
              <dc:date>2013-10-18T06:32:00</dc:date>
            </office:change-info>
          </text:insertion>
        </text:changed-region>
        <text:changed-region xml:id="ct58982512" text:id="ct58982512">
          <text:deletion>
            <office:change-info>
              <dc:creator>Bob Jacobsen</dc:creator>
              <dc:date>2013-03-21T09:59:00</dc:date>
            </office:change-info>
            <text:h text:style-name="Heading_20_1" text:outline-level="1">Section Title</text:h>
          </text:deletion>
        </text:changed-region>
        <text:changed-region xml:id="ct58784992" text:id="ct58784992">
          <text:insertion>
            <office:change-info>
              <dc:creator>Bob Jacobsen</dc:creator>
              <dc:date>2013-03-21T09:59:00</dc:date>
            </office:change-info>
          </text:insertion>
        </text:changed-region>
        <text:changed-region xml:id="ct58908912" text:id="ct58908912">
          <text:insertion>
            <office:change-info>
              <dc:creator>Bob Jacobsen</dc:creator>
              <dc:date>2013-10-18T06:32:00</dc:date>
            </office:change-info>
          </text:insertion>
        </text:changed-region>
        <text:changed-region xml:id="ct59061600" text:id="ct59061600">
          <text:deletion>
            <office:change-info>
              <dc:creator>Bob Jacobsen</dc:creator>
              <dc:date>2013-03-21T10:00:00</dc:date>
            </office:change-info>
            <text:p text:style-name="Standard"/>
            <text:h text:style-name="Heading_20_1" text:outline-level="1">Section Title</text:h>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6889660485950759722" text:style-name="L1">
              <text:list-item>
                <text:p text:style-name="P12">Lorem ipsum dolor sit amet, consectetur adipiscing elit. </text:p>
              </text:list-item>
              <text:list-item>
                <text:p text:style-name="P12">Sed consectetur, ipsum et egestas accumsan, felis erat ornare mauris, sit amet suscipit ante orci sed massa.</text:p>
              </text:list-item>
            </text:list>
            <text:h text:style-name="Heading_20_1" text:outline-level="1">Section Title</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8786704" text:id="ct58786704">
          <text:deletion>
            <office:change-info>
              <dc:creator>Bob Jacobsen</dc:creator>
              <dc:date>2013-10-18T06:32:00</dc:date>
            </office:change-info>
            <text:p text:style-name="Standard">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59045344" text:id="ct59045344">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1">Introduction<text:change-start text:change-id="ct58622784"/></text:h>
      <text:p text:style-name="P1"><text:change-end text:change-id="ct58622784"/><text:change-start text:change-id="ct58628256"/><text:span text:style-name="T1">This Technical </text:span><text:change-end text:change-id="ct58628256"/><text:change-start text:change-id="ct58918544"/><text:span text:style-name="T1">Note contains informative discussion and background for the corresponding “OpenLCB Stream Transport Standard”.</text:span></text:p>
      <text:p text:style-name="P1"><text:span text:style-name="T1">Some wire protocols</text:span><text:change-end text:change-id="ct58918544"/><text:change-start text:change-id="ct58570432"/><text:span text:style-name="T1"> can supoprt only very short packets/frames, e.g. CAN with a limited header and data payload. <text:s/>OpenLCB needs to be able to move large</text:span><text:change-end text:change-id="ct58570432"/><text:change-start text:change-id="ct58915888"/><text:span text:style-name="T1"> chunks of data that may not be bound by any size.</text:span></text:p>
      <text:p text:style-name="P1"><text:span text:style-name="T1">A pair of nodes may be able, but are not required, to maintain up to 255 simultaneously unique open/active streams between themselves</text:span><text:change-end text:change-id="ct58915888"/><text:change text:change-id="ct58570704"/><text:change-start text:change-id="ct58917600"/><text:span text:style-name="T1">, as a pair.</text:span><text:change-end text:change-id="ct58917600"/><text:change text:change-id="ct58917792"/><text:change-start text:change-id="ct58627728"/></text:p>
      <text:h text:style-name="P2" text:outline-level="1"><text:change-end text:change-id="ct58627728"/><text:change text:change-id="ct58624064"/><text:change text:change-id="ct58916848"/><text:change-start text:change-id="ct58624256"/>Annotations to the Standard<text:change-end text:change-id="ct58624256"/><text:change-start text:change-id="ct58670640"/></text:h>
      <text:p text:style-name="P3"><text:change-end text:change-id="ct58670640"/><text:change-start text:change-id="ct58915184"/>This section provides background information on corresponding sections of the Standard document. It is expected that two documents will be read together.<text:change-end text:change-id="ct58915184"/><text:change text:change-id="ct58624496"/></text:p>
      <text:h text:style-name="Heading_20_2" text:outline-level="2">Introduction</text:h>
      <text:p text:style-name="Standard"><text:change text:change-id="ct59480880"/></text:p>
      <text:h text:style-name="Heading_20_2" text:outline-level="2">Intended Use</text:h>
      <text:p text:style-name="P4"><text:change text:change-id="ct58683168"/><text:change-start text:change-id="ct58670096"/>A stream <text:change-end text:change-id="ct58670096"/><text:change-start text:change-id="ct58571456"/>may<text:change-end text:change-id="ct58571456"/><text:change-start text:change-id="ct58625488"/> be use<text:change-end text:change-id="ct58625488"/><text:change-start text:change-id="ct59034768"/>ful when:</text:p>
      <text:list xml:id="list4520379862942875881" text:style-name="L4">
        <text:list-item>
          <text:p text:style-name="P38"><text:span text:style-name="T20">The amount of data to be </text:span><text:span text:style-name="T11">transferred</text:span><text:span text:style-name="T20"> between two nodes is large</text:span><text:change-end text:change-id="ct59034768"/><text:change-start text:change-id="ct59035424"/><text:span text:style-name="T20">.</text:span></text:p>
        </text:list-item>
        <text:list-item>
          <text:p text:style-name="P39">The amount of data to be transferred is unbounded.</text:p>
        </text:list-item>
        <text:list-item>
          <text:p text:style-name="P39">A persistent open channel is required.</text:p>
        </text:list-item>
        <text:list-item>
          <text:p text:style-name="P39"><text:change-end text:change-id="ct59035424"/><text:change-start text:change-id="ct59033136"/>Flow control is required.<text:change-end text:change-id="ct59033136"/></text:p>
        </text:list-item>
      </text:list>
      <text:h text:style-name="Heading_20_2" text:outline-level="2">Reference<text:change-start text:change-id="ct59033568"/><text:span text:style-name="T3">s</text:span><text:change-end text:change-id="ct59033568"/> and Context<text:change-start text:change-id="ct58857456"/></text:h>
      <text:p text:style-name="P6"> For more information on format and presentation, see: </text:p>
      <text:list xml:id="list3196090837857517599" text:style-name="L5">
        <text:list-item>
          <text:p text:style-name="P41">OpenLCB Common Information Technical Note</text:p>
        </text:list-item>
      </text:list>
      <text:p text:style-name="P6">For more information on MTI values and how they are laid out, see:</text:p>
      <text:list xml:id="list7166238082226153690" text:style-name="L6">
        <text:list-item>
          <text:p text:style-name="P42">OpenLCB Message Network Standard</text:p>
        </text:list-item>
        <text:list-item>
          <text:p text:style-name="P43">MTI allocation table. <text:change-end text:change-id="ct58857456"/><text:change-start text:change-id="ct59320848"/></text:p>
        </text:list-item>
      </text:list>
      <text:h text:style-name="P5" text:outline-level="2"><text:change-end text:change-id="ct59320848"/><text:change text:change-id="ct58858192"/><text:change text:change-id="ct58858000"/><text:change-start text:change-id="ct58988240"/><text:soft-page-break/><text:span text:style-name="T3">Mes</text:span><text:change-end text:change-id="ct58988240"/><text:change-start text:change-id="ct58989072"/><text:span text:style-name="T3">sage Formats</text:span></text:h>
      <text:h text:style-name="P60" text:outline-level="3">Stream Initiate Request<text:change-end text:change-id="ct58989072"/><text:change-start text:change-id="ct58986896"/></text:h>
      <text:p text:style-name="P3"><text:change-end text:change-id="ct58986896"/><text:change-start text:change-id="ct59065600"/><text:span text:style-name="T15">Stream.</text:span> <text:change-end text:change-id="ct59065600"/><text:change-start text:change-id="ct58857200"/>Other examples of streaming protocols would be TCP, or a unix pipe. The big difference to TCP is that the OpenLCB streams are uni-directional, whereas TCP connections provide bi-directional data transport. <text:change-end text:change-id="ct58857200"/><text:change-start text:change-id="ct58990784"/>TCP also allows some out-of-band information to be sent during a live connection, although this is a rately used feature. OpenLCB does not allow out-of-band information; any out-of-band information needs to be sent using different protocols. It is expected that <text:change-end text:change-id="ct58990784"/><text:change-start text:change-id="ct58990352"/>for most streaming applications the application level protocol will define a sequence of actions, where some may use direct OpenLCB messages, others may use datagrams, <text:change-end text:change-id="ct58990352"/><text:change-start text:change-id="ct58987872"/>and the stream <text:change-end text:change-id="ct58987872"/><text:change-start text:change-id="ct58993360"/></text:p>
      <text:p text:style-name="P3">The <text:span text:style-name="T15">Source node</text:span><text:span text:style-name="T17"> and </text:span><text:span text:style-name="T15">Destination node</text:span><text:span text:style-name="T17"> concepts are defined based on the direction of data flow.</text:span><text:change-end text:change-id="ct58993360"/><text:change-start text:change-id="ct58319696"/><text:span text:style-name="T17"> </text:span><text:change-end text:change-id="ct58319696"/><text:change-start text:change-id="ct58323664"/><text:span text:style-name="T17">The source node is the node sending the data, irrespectively of which node requested the data transfer. Let's take the example of the Memory Configuration Protocol Streaming Read command. Here the client (say a PC-based configuration tool) the sends a datagram to the server (say an OpenLCB board, or a train node), requesting a read using streams, but the server will be the Source node and the client will be the Destination node.</text:span><text:change-end text:change-id="ct58323664"/><text:change-start text:change-id="ct58322112"/><text:span text:style-name="T17"> This also means that the server will send the Stream</text:span><text:change-end text:change-id="ct58322112"/><text:change-start text:change-id="ct58319888"/><text:span text:style-name="T17"> Initiate Request message to the client. Also the Source Stream ID will be assigned by the server, and the destination Stream ID will be assigned by the client.</text:span><text:change-end text:change-id="ct58319888"/><text:change-start text:change-id="ct58993552"/></text:p>
      <text:p text:style-name="P25"><text:span text:style-name="T16">Source Stream ID</text:span><text:change-end text:change-id="ct58993552"/><text:change-start text:change-id="ct58884336"/><text:span text:style-name="T18"> and </text:span><text:span text:style-name="T16">Destination Stream ID</text:span><text:span text:style-name="T18">, from a formal correctness perspective, are only used to disambiguate between multiple concurrently open streams between two given nodes. </text:span><text:change-end text:change-id="ct58884336"/><text:change-start text:change-id="ct58989776"/><text:span text:style-name="T18">A stream is uniquely identified by </text:span><text:change-end text:change-id="ct58989776"/><text:change-start text:change-id="ct58992800"/><text:span text:style-name="T18">(Source Node ID, Destination Node ID, Source Stream ID) triple, as well as the (Source Node ID, Destination Node ID, Destination Stream ID) triple. </text:span><text:change-end text:change-id="ct58992800"/><text:change-start text:change-id="ct58624960"/><text:span text:style-name="T18">This means that Source Stream ID, by itself, is not required to be unique; neither Destination Stream ID, b itself.</text:span></text:p>
      <text:p text:style-name="P25"><text:change-end text:change-id="ct58624960"/><text:change-start text:change-id="ct58316848"/><text:span text:style-name="T18">There is a large flexibility on the implementation for how these IDs can be used.</text:span><text:change-end text:change-id="ct58316848"/><text:change-start text:change-id="ct58317040"/><text:span text:style-name="T18"> A small node may use only one fixed stream ID and not ever allow multiple streams to be open concurrently. A medium-sized node may have a fixed number of slots for open streams, and </text:span><text:change-end text:change-id="ct58317040"/><text:change-start text:change-id="ct58887856"/><text:span text:style-name="T18">could use the Str</text:span><text:change-end text:change-id="ct58887856"/><text:change-start text:change-id="ct58888048"/><text:span text:style-name="T18">eam ID as a direct slot index. A large node could dynamically allocate the Stream objects, and keep an associative array of </text:span><text:change-end text:change-id="ct58888048"/><text:change-start text:change-id="ct58318672"/><text:span text:style-name="T18">(opposite end Node ID, stream ID) </text:span><text:span text:style-name="T13">→</text:span><text:span text:style-name="T18"> object reference.</text:span><text:change-end text:change-id="ct58318672"/><text:change-start text:change-id="ct57978688"/><text:span text:style-name="T18"> For ease of implementation, the opposite stream ID is </text:span><text:span text:style-name="T19">always</text:span><text:span text:style-name="T18"> sent along </text:span><text:span text:style-name="T19">with</text:span><text:span text:style-name="T18"> the streaming messages so that the receiving node can perform a direct lookup of the data associated with the stream and not need to do a search </text:span><text:change-end text:change-id="ct57978688"/><text:change-start text:change-id="ct57978352"/><text:span text:style-name="T18">for the matching state/buffer.</text:span><text:change-end text:change-id="ct57978352"/><text:change-start text:change-id="ct59325168"/></text:p>
      <text:h text:style-name="Heading_20_2" text:outline-level="2">Message Formats<text:change-end text:change-id="ct59325168"/><text:change-start text:change-id="ct58788656"/></text:h>
      <text:p text:style-name="P26">Every stream <text:change-end text:change-id="ct58788656"/><text:change-start text:change-id="ct57976192"/>message type contains one or both of a Source Stream ID and/or Destination Stream ID. <text:s/>An indivi<text:change-end text:change-id="ct57976192"/><text:change-start text:change-id="ct59316864"/>dual stream can be identified by the combination of:</text:p>
      <text:list xml:id="list6003233112469300106" text:style-name="L7">
        <text:list-item>
          <text:p text:style-name="P44">Source Stream ID</text:p>
        </text:list-item>
        <text:list-item>
          <text:p text:style-name="P44">Destination Stream ID</text:p>
        </text:list-item>
        <text:list-item>
          <text:p text:style-name="P44">Source Node ID</text:p>
        </text:list-item>
        <text:list-item>
          <text:p text:style-name="P44">Destination Node ID<text:change-end text:change-id="ct59316864"/><text:change-start text:change-id="ct59313968"/></text:p>
        </text:list-item>
      </text:list>
      <text:p text:style-name="P45">It is important to note that neither a Source Stream ID nor a Destination Stream ID must be unique on its own, rather, they must be unique when used with a given node pairing.</text:p>
      <text:p text:style-name="P27"><text:soft-page-break/>Technically only one of the Source or Destination Stream ID's, not both, are required <text:change-end text:change-id="ct59313968"/><text:change-start text:change-id="ct59316160"/>to uniquely identify a stream. <text:s/>This fact is exploited in order to maximize the efficiency in a Stream Data Send<text:change-end text:change-id="ct59316160"/><text:change-start text:change-id="ct59315376"/> message by excluding the Source Stream ID and including only the Destination Stream ID.<text:change-end text:change-id="ct59315376"/><text:change-start text:change-id="ct58320080"/></text:p>
      <text:p text:style-name="P26">The reason that both Source and Destination Stream ID's exist is to provide <text:change-end text:change-id="ct58320080"/><text:change-start text:change-id="ct58891168"/>each of the node pairs involved with the connection <text:span text:style-name="T21">an opportunity to</text:span> allocate an <text:change-end text:change-id="ct58891168"/><text:change-start text:change-id="ct58988432"/><text:span text:style-name="T21">identifier optimized to its own internal mapping of stream </text:span><text:change-end text:change-id="ct58988432"/><text:change-start text:change-id="ct58891360"/><text:span text:style-name="T21">metadata to identifier.</text:span></text:p>
      <text:p text:style-name="P28">There is one Stream ID (0xFF) that is reserved which mu<text:change-end text:change-id="ct58891360"/><text:change-start text:change-id="ct59314320"/>st never be sent and must be ignored upon receipt. <text:s/>This Stream ID reservation exists in order to allow an implementation<text:change-end text:change-id="ct59314320"/><text:change-start text:change-id="ct59006416"/> the <text:span text:style-name="T9">opportunity</text:span> to use this value for the purpose of marking a stream mapping as closed or available-for-use<text:change-end text:change-id="ct59006416"/><text:change-start text:change-id="ct58890368"/> <text:span text:style-name="T22">without requiring an additional memory location to hold this </text:span><text:span text:style-name="T12">information</text:span><text:span text:style-name="T22">.</text:span><text:change-end text:change-id="ct58890368"/><text:change-start text:change-id="ct58988624"/></text:p>
      <text:h text:style-name="Heading_20_3" text:outline-level="3">Stream Initiate Request</text:h>
      <text:p text:style-name="P7"><text:change-end text:change-id="ct58988624"/><text:change text:change-id="ct59007536"/><text:change-start text:change-id="ct59006832"/>This is an addressed message sent from the stream source node<text:change-end text:change-id="ct59006832"/><text:change-start text:change-id="ct59007120"/> to the stream destination node. <text:s/>It contains a unique Source Stream ID, a <text:span text:style-name="T23">suggested M</text:span>ax <text:span text:style-name="T23">B</text:span>uffer <text:span text:style-name="T23">S</text:span>ize<text:change-end text:change-id="ct59007120"/><text:change-start text:change-id="ct57980336"/> <text:span text:style-name="T23">(in bytes), </text:span><text:change-end text:change-id="ct57980336"/><text:change-start text:change-id="ct58980432"/><text:span text:style-name="T23">reserved flag bits, and optionally a </text:span><text:change-end text:change-id="ct58980432"/><text:change-start text:change-id="ct58981120"/><text:span text:style-name="T23">Stream Content Type.</text:span></text:p>
      <text:p text:style-name="P7"><text:span text:style-name="T23">The suggested Max Buffer Size </text:span><text:change-end text:change-id="ct58981120"/><text:change-start text:change-id="ct58981584"/><text:span text:style-name="T23">chosen by the stream source is somewhat arbitrary, but could be implementation </text:span><text:change-end text:change-id="ct58981584"/><text:change-start text:change-id="ct58981776"/><text:span text:style-name="T23">specific.</text:span><text:change-end text:change-id="ct58981776"/><text:change-start text:change-id="ct58982320"/><text:span text:style-name="T23"> <text:s/>The resulting final Max Buffer Size of the stream may be smaller, but must never be larger than this initially suggested value.</text:span><text:change-end text:change-id="ct58982320"/><text:change-start text:change-id="ct58886192"/></text:p>
      <text:h text:style-name="Heading_20_3" text:outline-level="3">Stream Initiate Reply<text:change-end text:change-id="ct58886192"/><text:change-start text:change-id="ct58890560"/></text:h>
      <text:p text:style-name="P8"><text:change-end text:change-id="ct58890560"/><text:change text:change-id="ct59001008"/><text:change-start text:change-id="ct57976512"/>This is an addressed message sent from the stream des<text:change-end text:change-id="ct57976512"/><text:change-start text:change-id="ct58321344"/>tination node to the stream source node in response to a Stream Initiate Request. <text:s/>It contains a unique Destination Stream ID, a unique Source Stream ID,<text:change-end text:change-id="ct58321344"/><text:change-start text:change-id="ct58981312"/> <text:span text:style-name="T24">a final Max Buffer Size (in bytes), </text:span>an<text:span text:style-name="T24">d an</text:span> error code field.<text:change-end text:change-id="ct58981312"/><text:change-start text:change-id="ct59000240"/></text:p>
      <text:p text:style-name="P29">The final Max Buffer Size must be less than or equal to the suggested M<text:change-end text:change-id="ct59000240"/><text:change-start text:change-id="ct57980528"/>ax Buffer Size in the Stream Initiate Request being replied to.<text:change-end text:change-id="ct57980528"/><text:change-start text:change-id="ct58962672"/></text:p>
      <text:h text:style-name="Heading_20_3" text:outline-level="3">Stream Data Send<text:change-end text:change-id="ct58962672"/><text:change-start text:change-id="ct58966032"/></text:h>
      <text:p text:style-name="P50">This is an addressed message<text:change-end text:change-id="ct58966032"/><text:change-start text:change-id="ct57976768"/> <text:span text:style-name="T25">sent from the stream source node to the stream destination node</text:span><text:change-end text:change-id="ct57976768"/><text:change-start text:change-id="ct58978432"/><text:span text:style-name="T25">. <text:s/>It contains the Destination Stream ID</text:span><text:change-end text:change-id="ct58978432"/><text:change-start text:change-id="ct58962992"/><text:span text:style-name="T25"> followed by the payload bytes.</text:span></text:p>
      <text:p text:style-name="P50"><text:span text:style-name="T25">The stream source node must maintain an internal count that is initialized to Max Buffer Size. <text:s/>For every single payload byte sent, the source must decrement this count by one. <text:s/>A single Stream Data Send may contain a payload </text:span><text:change-end text:change-id="ct58962992"/><text:change-start text:change-id="ct58199136"/><text:span text:style-name="T25">in number of bytes up to this</text:span><text:change-end text:change-id="ct58199136"/><text:change-start text:change-id="ct58982128"/><text:span text:style-name="T25"> coun</text:span><text:change-end text:change-id="ct58982128"/><text:change-start text:change-id="ct72455056"/><text:span text:style-name="T25">t value, or may be broken into smaller messages so long as</text:span><text:change-end text:change-id="ct72455056"/><text:change-start text:change-id="ct58906832"/><text:span text:style-name="T25"> </text:span><text:change-end text:change-id="ct58906832"/><text:change-start text:change-id="ct58907936"/><text:span text:style-name="T25">in aggregate, the </text:span><text:change-end text:change-id="ct58907936"/><text:change-start text:change-id="ct62082688"/><text:span text:style-name="T25">multiple Stream Data Send messages</text:span><text:change-end text:change-id="ct62082688"/><text:change-start text:change-id="ct58616448"/><text:span text:style-name="T25"> do not result in the internal count decrementing below zero</text:span><text:change-end text:change-id="ct58616448"/><text:change-start text:change-id="ct62058256"/><text:span text:style-name="T25">.</text:span><text:change-end text:change-id="ct62058256"/><text:change-start text:change-id="ct75995552"/></text:p>
      <text:p text:style-name="P9"><text:span text:style-name="T26">A Stream Data Send message may also contain zero payload bytes. <text:s/>This is considered a flush, and should result in the destination n</text:span><text:change-end text:change-id="ct75995552"/><text:change-start text:change-id="ct58597840"/><text:span text:style-name="T26">ode (and any gateways in between) flushing any internal buffering for efficiency that may be occurring.</text:span><text:change-end text:change-id="ct58597840"/><text:change text:change-id="ct59014160"/><text:change-start text:change-id="ct58910080"/></text:p>
      <text:h text:style-name="Heading_20_3" text:outline-level="3">Stream Data Proceed</text:h>
      <text:p text:style-name="P10"><text:change-end text:change-id="ct58910080"/><text:change text:change-id="ct72269472"/><text:change-start text:change-id="ct61891600"/>This is an addressed message sent from the stream destination node to the stream sourc<text:change-end text:change-id="ct61891600"/><text:change-start text:change-id="ct64014784"/>e node. <text:s/>The destination node sends this message when it is able to <text:span text:style-name="T9">receive</text:span> an additional Max Buffer Size bytes of data b<text:change-end text:change-id="ct64014784"/><text:change-start text:change-id="ct43022672"/>eyond what the stream destination node has already informed the stream source node it can receive. <text:s/>When the <text:change-end text:change-id="ct43022672"/><text:change-start text:change-id="ct62138432"/><text:span text:style-name="T27">stream source node receives this message, it can add Max Buffer Size to its internal count </text:span><text:change-end text:change-id="ct62138432"/><text:change-start text:change-id="ct75523248"/><text:span text:style-name="T27">of bytes that it may send with Stream Data Send messages. <text:s/>It is possible, and acceptable, that </text:span><text:soft-page-break/><text:span text:style-name="T27">through this me</text:span><text:change-end text:change-id="ct75523248"/><text:change-start text:change-id="ct62547424"/><text:span text:style-name="T27">chanism, the count internal to the stream source node could increment to a value larger than Max Buffer Size</text:span><text:change-end text:change-id="ct62547424"/><text:change-start text:change-id="ct63203728"/><text:span text:style-name="T27">.</text:span><text:change-end text:change-id="ct63203728"/><text:change-start text:change-id="ct64671472"/></text:p>
      <text:h text:style-name="P61" text:outline-level="3"><text:change-end text:change-id="ct64671472"/><text:change-start text:change-id="ct63435392"/>Stream Ping</text:h>
      <text:p text:style-name="P54"/>
      <text:h text:style-name="P61" text:outline-level="3">Stream Pong</text:h>
      <text:p text:style-name="P54"/>
      <text:h text:style-name="Heading_20_3" text:outline-level="3"><text:change-end text:change-id="ct63435392"/><text:change-start text:change-id="ct81565312"/>Stream Data Complete<text:change-end text:change-id="ct81565312"/><text:change-start text:change-id="ct41923872"/></text:h>
      <text:p text:style-name="P11"><text:change-end text:change-id="ct41923872"/><text:change text:change-id="ct77220384"/><text:change text:change-id="ct76094720"/><text:change-start text:change-id="ct75475232"/>This is an addressed message sent from the stream source node to the stream destination node for the purpose of grace<text:change-end text:change-id="ct75475232"/><text:change-start text:change-id="ct62368752"/>fully shutting down a stream. <text:s/>This message contains a Source Stream ID, Destination Stream ID, and optionally, a 4-byte value representing the <text:change-end text:change-id="ct62368752"/><text:change-start text:change-id="ct62428384"/>total <text:span text:style-name="T28">number of </text:span>data bytes sent while the stream was open. <text:s/><text:span text:style-name="T29">Once this message is sent, the stream source node may free up the previously allocated Source Stream ID</text:span><text:change-end text:change-id="ct62428384"/><text:change-start text:change-id="ct62753840"/><text:span text:style-name="T29">, along with any metadata associated with the stream.</text:span><text:change-end text:change-id="ct62753840"/><text:change-start text:change-id="ct61826880"/></text:p>
      <text:h text:style-name="Heading_20_2" text:outline-level="2">States</text:h>
      <text:p text:style-name="Standard">A stream either exists or doesn't; those are states. <text:s/>There are also some un-named intermediate states during setup and take down.</text:p>
      <text:h text:style-name="Heading_20_2" text:outline-level="2">Interactions</text:h>
      <text:p text:style-name="Standard"><text:change-end text:change-id="ct61826880"/><text:change text:change-id="ct58910272"/><text:change-start text:change-id="ct59059424"/>Optionally, the destination can request that the source start a transfer. This uses some mechanism not discussed here, e.g. Datagram messages.</text:p>
      <text:p text:style-name="Standard">The source sends an "Stream Initiate Request (Addressed)" to the destination. It carries a "Max Buffer Size" value (2 bytes), a “Type Included” boolean flag (1 bit in a byte; see below for meaning) and a "Source Stream ID" (1 byte) in the data section. The combination of source, destination, and Source Stream ID must uniquely identify this stream transmission. </text:p>
      <text:p text:style-name="Standard">If the destination node does not wish to receive the stream, it returns a "Stream Initiate Reply (Addressed)" marked “reject”, with a "Max Buffer Size" value (2 bytes) of zero, the “Type Included” boolean flag (1 bit in a flag byte), "Source Stream ID" (1 byte) and "Destination Stream ID" (1 byte). The message includes flags set to represent exactly one of several conditions:</text:p>
      <text:p text:style-name="Standard">“Permanent error” - This node does not process streams, will not accept a stream from this source, or for some other reason will not ever be able to accept this stream. The Stream Initiate Request should not be retransmitted. Optionally, the node can mark the reply with one or more of several conditions:</text:p>
      <text:p text:style-name="Standard">“Information Logged” - the node supports the logging protocol and information was logged for later retrieval.</text:p>
      <text:p text:style-name="Standard">“Invalid Stream Request” - something made the stream request improper, such as longer than the max permitted length. Proper requests might be acceptable.</text:p>
      <text:p text:style-name="Standard">“Source not permitted” - streams from this source will never be accepted</text:p>
      <text:p text:style-name="Standard">“Streams not accepted” - this node will not accept stream requests under any circumstance. A node can also reject the interaction instead of sending Stream Initiate Reply with this code.</text:p>
      <text:p text:style-name="Standard"><text:soft-page-break/>“Buffer shortage, resend” - The node isn't able to receive the stream because of a shortage of buffers. The sending node should resend at its convenience.</text:p>
      <text:p text:style-name="Standard">“Stream rejected, out of order” - Should not happen, but an internal inconsistency was found in the CAN frames making up a stream. Sender can try again if desired.</text:p>
      <text:p text:style-name="Standard">If the destination node wishes to receive the stream, it returns a "Stream Initiate Reply (Addressed)" marked “accept”, with a "Max Buffer Size" value (2 bytes), the “Type Included” boolean flag (1 bit in a byte), "Source Stream ID" (1 byte) and "Destination Stream ID" (1 byte).  The "Max Buffer Size" is less than or equal to the value in the Initiate Stream Request, and is the negotiated buffer size for this transfer. If it's zero, the request to start the stream has been rejected, and the exchange is over. The source can try again later. The Source Stream ID is the same as the value in the Initiate Stream Request, and is returned for identification and the convenience of the source. The destination doesn't do anything with it except return it. The source can use it to match up multiple operations, as a way of identifying buffers, or for any other purpose. The Destination Stream ID is used to tag the data sent to the destination. It has no meaning to the source. The destination can, but need not, use it to associate the stream data with a particular buffer or usage. Multiple simultaneous streams can use the same Destination Stream ID value.</text:p>
      <text:p text:style-name="Standard">The source starts sending bytes using Stream Data Send (Addressed) messages, each carrying up to the message size limit on the particular wire protocol and the Source and Destination Stream ID. After sending exactly Max Buffer Size bytes in one or more messages, the source pauses. </text:p>
      <text:p text:style-name="Standard">If the “Type Included” flag was true during initialization, the first 6 bytes of the data are a unique data-type indicator. These are allocated the same way that Node IDs, etc, are allocated, but from a separate name space. If that “Type Included” flag is false, some higher-level protocol must identify the data-type of the stream data. The idea is that a stream is a lot of data; there's not much use for one otherwise because of the setup overhead (code and time). So six bytes for a stream type identifier isn't a large cost (unlike e.g. a datagram, where it would be a 10% overhead). A UID as a Stream type ID has the advantage that it's not ever going to collide, so people developing protocols don't have to coordinate it (e.g. useful for future expansion, where a protocol can be locally developed and then deployed more widely). And it still fits in the 1st CAN Frame of the stream, which simplifies what nodes have to do to figure out what type of (unsolicited) data this is. On the other hand, streams have a stream ID, so that a protocol can use some other mechanism (messages, datagrams, or even other streams) to pass the information about what a specific new stream means. That means the type info at the start of the stream isn't as necessary as in e.g. datagrams. (We really wanted to avoid situations like "The next datagram you receive carries the data for this request", because "next" is a hard concept to ensure in code that's doing several things independently)</text:p>
      <text:p text:style-name="Standard">On CAN, the Stream Data Send message does not carry the Destination Stream ID field. Messages to CAN get split into frames and forwarded without the field. Messages from CAN have to have it inserted by the gateway as part of the translation process. The gateway can do this as part of the (optional) buffer accumulation from frames into larger transfers.</text:p>
      <text:p text:style-name="Standard">Upon receiving Max Buffer Size bytes via one or more messages, the destination sends a Stream Data Proceed (Addressed) message to the source, carrying the Source Stream ID and Destination Stream ID. This tells the source that there is enough buffer space available that another Max Buffer Size bytes can be sent. The destination can also set flag bits (error codes) in this message to indicate that no more data should be sent and the transmission should be terminated early.</text:p>
      <text:p text:style-name="Standard"><text:soft-page-break/>The destination may, but is not required to, send a Stream Data Proceed (Addressed) message to <text:span text:style-name="T9">the</text:span> source before receiving the full count of Max Buffer Size bytes. <text:s/>In that case, the source does not stop transmission after sending Max Buffer Size bytes, but continues for an additional Max Buffer Size bytes of transmission.</text:p>
      <text:p text:style-name="Standard">When the last data has been sent, the source sends a Stream Data Complete message carrying the Source Stream ID and Destination Stream ID to indicate that all data has been sent. Optionally, this can carry a four-byte length of the stream data transferred for checking. A zero value, if present, means the length is unknown. When this message is received by the destination, the transfer is complete.<text:change-end text:change-id="ct59059424"/></text:p>
      <text:h text:style-name="Heading_20_1" text:outline-level="1"><text:change text:change-id="ct58982512"/><text:change-start text:change-id="ct58784992"/>Background Information<text:change-end text:change-id="ct58784992"/></text:h>
      <text:h text:style-name="Heading_20_2" text:outline-level="2"><text:change-start text:change-id="ct58908912"/>Stream Content Type Identification</text:h>
      <text:p text:style-name="Standard">Stream senders can, but don't have to, identify the content type (format, meaning, etc) of the data stream at the front. As part of their private protocol, they can use whatever structure they'd like for the data.</text:p>
      <text:p text:style-name="Standard">General content types can be defined using unique identifiers. The “Type Included” flag identifies that the first eight bytes of stream data are to be interpreted as stream content type information. These can be allocated via the same mechanisms as EventIDs. Well-known ones will be published by OpenLCB. These identifiers are recorded in a separate worksheet.</text:p>
      <text:h text:style-name="Heading_20_2" text:outline-level="2">Buffer Size</text:h>
      <text:p text:style-name="Standard">The buffer size can be up to 216-1 bytes = 64KB-1. This is driven by the size of the initiate messages, which we want to keep in a single CAN frame. Although some transport mechanisms might be able to profitably use larger buffers, it seems unlikely that a layout control bus will need to have a higher message efficiency or lower latency than this size will allow. Should that turn out to be necessary in the future, an alternate form for the stream initialization messages can be defined for those large-message nodes. (It's unlikely they're running over CAN)</text:p>
      <text:h text:style-name="Heading_20_2" text:outline-level="2">CAN Discussion</text:h>
      <text:p text:style-name="Standard">On a CAN segment, the data limit is 8 bytes. This requires use of as little control information as possible, so that as many of those eight bytes can be used for data as possible.</text:p>
      <text:p text:style-name="Standard">OpenLCB/S9.6 CAN frames can hold the source and destination aliases in the header. A dedicated “stream data transfer” format can also be coded entirely in the header. This then allows 8 bytes of data per transfer if the Source Stream ID and Destination Stream ID need not be carried. By specifying that only one stream can be transferred on a CAN link between any two nodes at a time, no Stream ID would be needed. Although initially consider, this it thought to be too inflexible. Instead, we chose a format where the Source Stream ID is carried, reducing the payload to seven bytes per frame. This requires that the Source Stream ID be unique among source-destination node pairs, without relying on the Destination Stream ID to be part of the unique stream identification. Since a node knows that it's originating the stream, this can be ensured in advance for point-to-point connections. Gateways will need to track the Destination Stream ID to restore it to the full format. Since they are tracking the stream in any case for buffering purposes, this is thought to be not a large problem.</text:p>
      <text:h text:style-name="Heading_20_2" text:outline-level="2"><text:soft-page-break/>Implementation Notes</text:h>
      <text:p text:style-name="Standard">The "Stream Data Proceed" from the destination is clearance to send another buffer-size-worth of data. To achieve better performance, the destination can send it before receiving the entire buffer-size-worth of data, as soon as it has room to receive what's already been OK'd plus one more buffer size. For example, a destination with a 4kB buffer could reply with Max Buffer Size of 2K, followed by an immediate Stream Data Proceed, to do single overlap of the transfer.</text:p>
      <text:p text:style-name="Standard">Intermediate nodes need to be able to handle transfers, and therefore need permission to lower the Max Buffer Size on the outbound Stream Initiate Request message. The length in the returned Stream Initiate Reply can't be changed, as the destination need to know when to send clearance for another buffer's worth of data.</text:p>
      <text:p text:style-name="Standard">A CAN ↔ Ethernet bridge might receive several kilobytes of data from the Ethernet side at a time. It's then responsible for breaking that up into CAN frames and forwarding it. It can reduce the buffer size of transfers if need be to ensure there's a place to store the data while this is done.<text:change-end text:change-id="ct58908912"/><text:change text:change-id="ct59061600"/><text:change text:change-id="ct58786704"/><text:change-start text:change-id="ct59045344"/></text:p>
      <text:p text:style-name="P31"><text:change-end text:change-id="ct59045344"/></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33"><text:s/>1 Introduction<text:tab/>1</text:p>
          <text:p text:style-name="P35"><text:s/>1.1 Served Use Cases<text:tab/>1</text:p>
          <text:p text:style-name="P35"><text:s/>1.2 Unserved Use Cases<text:tab/>1</text:p>
          <text:p text:style-name="P34"><text:s/>1.2.1 Environment of Proposal<text:tab/>1</text:p>
          <text:p text:style-name="P32"><text:s/>1.2.1.1 Requirements<text:tab/>1</text:p>
          <text:p text:style-name="P32"><text:s/>1.2.1.2 Preferences<text:tab/>1</text:p>
          <text:p text:style-name="P32"><text:s/>1.2.1.3 Design Points<text:tab/>2</text:p>
          <text:p text:style-name="P33"><text:s/>2 Specified Sections<text:tab/>2</text:p>
          <text:p text:style-name="P35"><text:s/>2.1 Introduction<text:tab/>2</text:p>
          <text:p text:style-name="P35"><text:s/>2.2 Intended Use<text:tab/>2</text:p>
          <text:p text:style-name="P35"><text:s/>2.3 Reference and Context<text:tab/>2</text:p>
          <text:p text:style-name="P35"><text:s/>2.4 Message Formats<text:tab/>2</text:p>
          <text:p text:style-name="P34"><text:s/>2.4.1 Stream Initiate Request<text:tab/>2</text:p>
          <text:p text:style-name="P34"><text:s/>2.4.2 Stream Initiate Reply<text:tab/>3</text:p>
          <text:p text:style-name="P34"><text:s/>2.4.3 Stream Data Send<text:tab/>4</text:p>
          <text:p text:style-name="P34"><text:s/>2.4.4 Stream Data Proceed<text:tab/>4</text:p>
          <text:p text:style-name="P34"><text:s/>2.4.5 Stream Data Complete<text:tab/>4</text:p>
          <text:p text:style-name="P35"><text:s/>2.5 States<text:tab/>4</text:p>
          <text:p text:style-name="P35"><text:s/>2.6 Interactions<text:tab/>4</text:p>
          <text:p text:style-name="P33"><text:s/>3 Background Information<text:tab/>6</text:p>
          <text:p text:style-name="P35"><text:s/>3.1 Stream Content Type Identification<text:tab/>6</text:p>
          <text:p text:style-name="P35"><text:s/>3.2 Buffer Size<text:tab/>6</text:p>
          <text:p text:style-name="P35"><text:s/>3.3 CAN Discussion<text:tab/>7</text:p>
          <text:p text:style-name="P35"><text:s/>3.4 Implementation Notes<text:tab/>7</text:p>
        </text:index-body>
      </text:table-of-content>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ed_20__28_var_29__20_2" draw:display-name="Dashed (var) 2" draw:style="rect" draw:dots1="1" draw:dots1-length="0.0205in" draw:distance="0.0205in"/>
    <draw:stroke-dash draw:name="Dashed_20__28_var_29__20_3" draw:display-name="Dashed (var) 3" draw:style="rect" draw:dots1="1" draw:dots1-length="0.0311in" draw:distance="0.0311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1" fo:font-family="Arial" style:font-family-generic="swiss" style:font-pitch="variable" fo:font-size="14pt" style:font-name-asian="Arial Unicode MS1"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1" fo:font-family="Arial" style:font-family-generic="swiss" style:font-pitch="variable" fo:font-size="16pt" fo:font-weight="bold" style:letter-kerning="true" style:font-size-asian="16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 fo:font-family="Arial" style:font-style-name="Bold" style:font-family-generic="swiss" style:font-pitch="variable"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family="Arial" style:font-family-generic="swiss" style:font-pitch="variable" fo:font-size="14pt" fo:language="en" fo:country="US" style:font-name-asian="Arial1"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family="Arial" style:font-family-generic="swiss" style:font-pitch="variable" fo:font-size="24pt" fo:language="en" fo:country="US" fo:font-weight="bold" style:font-name-asian="Arial1"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in" fo:margin-bottom="0in" style:contextual-spacing="false" fo:text-indent="0in" style:auto-text-indent="false">
        <style:tab-stops>
          <style:tab-stop style:position="6.335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5_20_2" style:display-name="RTF_Num 5 2" style:family="text"/>
    <style:style style:name="RTF_5f_Num_20_5_20_3" style:display-name="RTF_Num 5 3"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bullet text:level="2" text:style-name="RTF_5f_Num_20_5_20_2" style:num-suffix="." text:bullet-char="◦">
        <style:list-level-properties text:space-before="0.75in" text:min-label-width="0.25in"/>
      </text:list-level-style-bullet>
      <text:list-level-style-bullet text:level="3" text:style-name="RTF_5f_Num_20_5_20_3" style:num-suffix="." text:bullet-char="▪">
        <style:list-level-properties text:space-before="1.25in" text:min-label-width="0.25in"/>
      </text:list-level-style-bullet>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4347in" style:rel-column-width="35201*"/>
    </style:style>
    <style:style style:name="Table1.B" style:family="table-column">
      <style:table-column-properties style:column-width="1.625in" style:rel-column-width="16654*"/>
    </style:style>
    <style:style style:name="Table1.C" style:family="table-column">
      <style:table-column-properties style:column-width="1.3347in" style:rel-column-width="13680*"/>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middle" fo:padding-left="0.075in" fo:padding-right="0.075in" fo:padding-top="0in" fo:padding-bottom="0in" fo:border="0.5pt solid #000000" style:writing-mode="lr-tb"/>
    </style:style>
    <style:style style:name="Table1.B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officeooo:rsid="001ad35f"/>
    </style:style>
    <style:style style:name="MT4" style:family="text">
      <style:text-properties fo:font-size="9pt" style:font-size-asian="9pt"/>
    </style:style>
    <style:style style:name="MT5"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M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M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number:date-style style:name="N120">
      <number:month/>
      <number:text>/</number:text>
      <number:day/>
      <number:text>/</number:text>
      <number:year number:style="long"/>
    </number:date-style>
  </office:automatic-styles>
  <office:master-styles>
    <style:master-page style:name="Standard" style:page-layout-name="Mpm1">
      <style:header>
        <text:tracked-changes>
          <text:changed-region xml:id="ct59417472" text:id="ct59417472">
            <text:deletion>
              <office:change-info>
                <dc:creator>Bob Jacobsen</dc:creator>
                <dc:date>2013-02-15T12:47:00</dc:date>
              </office:change-info>
              <text:p text:style-name="MP1">-CAN </text:p>
            </text:deletion>
          </text:changed-region>
          <text:changed-region xml:id="ct59417728" text:id="ct59417728">
            <text:insertion>
              <office:change-info>
                <dc:creator>Bob Jacobsen</dc:creator>
                <dc:date>2013-02-15T12:47:00</dc:date>
              </office:change-info>
            </text:insertion>
          </text:changed-region>
          <text:changed-region xml:id="ct59401104" text:id="ct59401104">
            <text:deletion>
              <office:change-info>
                <dc:creator>Bob Jacobsen</dc:creator>
                <dc:date>2013-10-17T00:26:00</dc:date>
              </office:change-info>
              <text:p text:style-name="MP1">Praesent Gravida</text:p>
            </text:deletion>
          </text:changed-region>
          <text:changed-region xml:id="ct59401296" text:id="ct59401296">
            <text:insertion>
              <office:change-info>
                <dc:creator>Bob Jacobsen</dc:creator>
                <dc:date>2013-10-17T00:26:00</dc:date>
              </office:change-info>
            </text:insertion>
          </text:changed-region>
          <text:changed-region xml:id="ct59401488" text:id="ct59401488">
            <text:deletion>
              <office:change-info>
                <dc:creator>Bob Jacobsen</dc:creator>
                <dc:date>2013-02-15T12:47:00</dc:date>
              </office:change-info>
              <text:p text:style-name="MP1">Technical</text:p>
            </text:deletion>
          </text:changed-region>
          <text:changed-region xml:id="ct59401680" text:id="ct59401680">
            <text:insertion>
              <office:change-info>
                <dc:creator>Bob Jacobsen</dc:creator>
                <dc:date>2013-02-15T12:47:00</dc:date>
              </office:change-info>
            </text:insertion>
          </text:changed-region>
        </text:tracked-changes>
        <text:p text:style-name="MP1"><draw:custom-shape text:anchor-type="char" draw:z-index="7"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59417472"/><text:change-start text:change-id="ct59417728"/> <text:change-end text:change-id="ct59417728"/><text:change text:change-id="ct59401104"/><text:change-start text:change-id="ct59401296"/>Stream Transport<text:change-end text:change-id="ct59401296"/> <text:change text:change-id="ct59401488"/><text:change-start text:change-id="ct59401680"/>Working<text:change-end text:change-id="ct59401680"/> Note</text:p>
      </style:header>
      <style:footer>
        <text:tracked-changes>
          <text:changed-region xml:id="ct59397568" text:id="ct59397568">
            <text:deletion>
              <office:change-info>
                <dc:creator>Bob Jacobsen</dc:creator>
                <dc:date>2012-03-27T10:08:00</dc:date>
              </office:change-info>
              <text:p text:style-name="MP4"><text:span text:style-name="Page_20_Number"><text:span text:style-name="MT2">1</text:span></text:span></text:p>
            </text:deletion>
          </text:changed-region>
          <text:changed-region xml:id="ct59435888" text:id="ct59435888">
            <text:insertion>
              <office:change-info>
                <dc:creator>Bob Jacobsen</dc:creator>
                <dc:date>2013-01-27T11:48:00</dc:date>
              </office:change-info>
            </text:insertion>
          </text:changed-region>
          <text:changed-region xml:id="ct59468768" text:id="ct59468768">
            <text:deletion>
              <office:change-info>
                <dc:creator>Bob Jacobsen</dc:creator>
                <dc:date>2013-02-06T22:27:00</dc:date>
              </office:change-info>
              <text:p text:style-name="MP4"><text:span text:style-name="Page_20_Number"><text:span text:style-name="MT2"><text:date style:data-style-name="N120" text:date-value="2015-02-04T02:23:29.534049779">2/4/2015</text:date></text:span></text:span></text:p>
            </text:deletion>
          </text:changed-region>
          <text:changed-region xml:id="ct59473664" text:id="ct59473664">
            <text:insertion>
              <office:change-info>
                <dc:creator>Bob Jacobsen</dc:creator>
                <dc:date>2013-02-06T22:27:00</dc:date>
              </office:change-info>
            </text:insertion>
          </text:changed-region>
        </text:tracked-changes>
        <text:p text:style-name="MP4"><text:span text:style-name="Page_20_Number"><text:span text:style-name="MT2">Copyright 201</text:span></text:span><text:change text:change-id="ct59397568"/><text:change-start text:change-id="ct59435888"/><text:span text:style-name="Page_20_Number"><text:span text:style-name="MT2">3</text:span></text:span><text:change-end text:change-id="ct5943588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8</text:page-number></text:span></text:span><text:span text:style-name="Page_20_Number"><text:span text:style-name="MT2"> of </text:span></text:span><text:span text:style-name="Page_20_Number"><text:span text:style-name="MT2"><text:page-count style:num-format="1">8</text:page-count></text:span></text:span><text:span text:style-name="Page_20_Number"><text:span text:style-name="MT2"> - </text:span></text:span><text:change text:change-id="ct59468768"/><text:change-start text:change-id="ct59473664"/><text:span text:style-name="Page_20_Number"><text:span text:style-name="MT2"><text:date style:data-style-name="N75" text:date-value="2015-02-04T02:23:29.535073209">Feb 4, 2015</text:date></text:span></text:span><text:change-end text:change-id="ct59473664"/></text:p>
      </style:footer>
    </style:master-page>
    <style:master-page style:name="First_20_Page" style:display-name="First Page" style:page-layout-name="Mpm2" style:next-style-name="Standard">
      <style:header>
        <text:tracked-changes>
          <text:changed-region xml:id="ct58662032" text:id="ct58662032">
            <text:deletion>
              <office:change-info>
                <dc:creator>Unknown Author</dc:creator>
                <dc:date>2014-12-23T00:49:00</dc:date>
              </office:change-info>
              <text:p text:style-name="MP7">Working</text:p>
            </text:deletion>
          </text:changed-region>
          <text:changed-region xml:id="ct59481296" text:id="ct59481296">
            <text:deletion>
              <office:change-info>
                <dc:creator>Bob Jacobsen</dc:creator>
                <dc:date>2012-11-15T01:15:00</dc:date>
              </office:change-info>
              <text:p text:style-name="MP7">Technical</text:p>
            </text:deletion>
          </text:changed-region>
          <text:changed-region xml:id="ct59493440" text:id="ct59493440">
            <text:deletion>
              <office:change-info>
                <dc:creator>Unknown Author</dc:creator>
                <dc:date>2014-12-23T00:49:00</dc:date>
              </office:change-info>
              <text:p text:style-name="MP7"><text:s/>Note</text:p>
            </text:deletion>
          </text:changed-region>
          <text:changed-region xml:id="ct59491952" text:id="ct59491952">
            <text:insertion>
              <office:change-info>
                <dc:creator>Unknown Author</dc:creator>
                <dc:date>2014-12-23T00:49:00</dc:date>
              </office:change-info>
            </text:insertion>
          </text:changed-region>
          <text:changed-region xml:id="ct59495376" text:id="ct59495376">
            <text:deletion>
              <office:change-info>
                <dc:creator>Bob Jacobsen</dc:creator>
                <dc:date>2013-10-17T00:24:00</dc:date>
              </office:change-info>
              <text:p text:style-name="MP7">(title)</text:p>
            </text:deletion>
          </text:changed-region>
          <text:changed-region xml:id="ct59482960" text:id="ct59482960">
            <text:insertion>
              <office:change-info>
                <dc:creator>Bob Jacobsen</dc:creator>
                <dc:date>2013-10-17T00:24:00</dc:date>
              </office:change-info>
            </text:inser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18193897637795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row table:style-name="Table1.1">
            <table:table-cell table:style-name="Table1.A1" table:number-rows-spanned="3" office:value-type="string">
              <text:p text:style-name="MP6"><draw:frame draw:style-name="Mfr1" draw:name="graphics1" text:anchor-type="paragraph" svg:width="2.798in" svg:height="0.9909in" draw:z-index="8"><draw:image xlink:href="Pictures/10000000000001310000006C971AFE23.png" xlink:type="simple" xlink:show="embed" xlink:actuate="onLoad"/></draw:frame></text:p>
            </table:table-cell>
            <table:table-cell table:style-name="Table1.B1" table:number-columns-spanned="2" office:value-type="string">
              <text:p text:style-name="MP7">OpenLCB <text:change text:change-id="ct58662032"/><text:change text:change-id="ct59481296"/><text:change text:change-id="ct59493440"/><text:change-start text:change-id="ct59491952"/><text:span text:style-name="MT3">Technical Note</text:span><text:change-end text:change-id="ct59491952"/></text:p>
            </table:table-cell>
            <table:covered-table-cell/>
          </table:table-row>
          <table:table-row table:style-name="Table1.1">
            <table:covered-table-cell/>
            <table:table-cell table:style-name="Table1.B1" table:number-columns-spanned="2" office:value-type="string">
              <text:p text:style-name="MP7"><text:change text:change-id="ct59495376"/><text:change-start text:change-id="ct59482960"/>Stream Transport<text:change-end text:change-id="ct59482960"/></text:p>
            </table:table-cell>
            <table:covered-table-cell/>
          </table:table-row>
          <table:table-row table:style-name="Table1.1">
            <table:covered-table-cell/>
            <table:table-cell table:style-name="Table1.B3" office:value-type="string">
              <text:p text:style-name="MP7"><text:date style:data-style-name="N75" text:date-value="2015-02-04T02:23:29.543884894">Feb 4, 2015</text:date></text:p>
            </table:table-cell>
            <table:table-cell table:style-name="Table1.B1" office:value-type="string">
              <text:p text:style-name="MP7">Preliminary</text:p>
            </table:table-cell>
          </table:table-row>
        </table:table>
        <text:p text:style-name="Header"/>
      </style:header>
      <style:footer>
        <text:tracked-changes>
          <text:changed-region xml:id="ct59522400" text:id="ct59522400">
            <text:deletion>
              <office:change-info>
                <dc:creator>Bob Jacobsen</dc:creator>
                <dc:date>2012-03-27T10:08:00</dc:date>
              </office:change-info>
              <text:p text:style-name="MP8"><text:span text:style-name="Page_20_Number"><text:span text:style-name="MT2">1</text:span></text:span></text:p>
            </text:deletion>
          </text:changed-region>
          <text:changed-region xml:id="ct59519328" text:id="ct59519328">
            <text:insertion>
              <office:change-info>
                <dc:creator>Bob Jacobsen</dc:creator>
                <dc:date>2013-01-27T11:48:00</dc:date>
              </office:change-info>
            </text:insertion>
          </text:changed-region>
          <text:changed-region xml:id="ct59530256" text:id="ct59530256">
            <text:deletion>
              <office:change-info>
                <dc:creator>Bob Jacobsen</dc:creator>
                <dc:date>2013-02-06T22:27:00</dc:date>
              </office:change-info>
              <text:p text:style-name="MP8"><text:span text:style-name="Page_20_Number"><text:span text:style-name="MT5"><text:date style:data-style-name="N120" text:date-value="2015-02-04T02:23:29.546429011">2/4/2015</text:date></text:span></text:span></text:p>
            </text:deletion>
          </text:changed-region>
          <text:changed-region xml:id="ct59539168" text:id="ct59539168">
            <text:insertion>
              <office:change-info>
                <dc:creator>Bob Jacobsen</dc:creator>
                <dc:date>2013-02-06T22:27:00</dc:date>
              </office:change-info>
            </text:insertion>
          </text:changed-region>
        </text:tracked-changes>
        <text:p text:style-name="MP8"><text:span text:style-name="Page_20_Number"><text:span text:style-name="MT2">Copyright 201</text:span></text:span><text:change text:change-id="ct59522400"/><text:change-start text:change-id="ct59519328"/><text:span text:style-name="Page_20_Number"><text:span text:style-name="MT2">3</text:span></text:span><text:change-end text:change-id="ct59519328"/><text:span text:style-name="Page_20_Number"><text:span text:style-name="MT2">.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4"><text:tab/></text:span><text:span text:style-name="MT5">Page </text:span><text:span text:style-name="Page_20_Number"><text:span text:style-name="MT5"><text:page-number text:select-page="current">1</text:page-number></text:span></text:span><text:span text:style-name="Page_20_Number"><text:span text:style-name="MT5"> of </text:span></text:span><text:span text:style-name="Page_20_Number"><text:span text:style-name="MT5"><text:page-count style:num-format="1">8</text:page-count></text:span></text:span><text:span text:style-name="Page_20_Number"><text:span text:style-name="MT5"> - </text:span></text:span><text:change text:change-id="ct59530256"/><text:change-start text:change-id="ct59539168"/><text:span text:style-name="Page_20_Number"><text:span text:style-name="MT5"><text:date style:data-style-name="N75" text:date-value="2015-02-04T02:23:29.547563083">Feb 4, 2015</text:date></text:span></text:span><text:change-end text:change-id="ct59539168"/></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04</meta:editing-cycles>
    <meta:editing-duration>P1DT20H18M55S</meta:editing-duration>
    <meta:generator>LibreOffice/4.2.7.2$Linux_X86_64 LibreOffice_project/420m0$Build-2</meta:generator>
    <dc:date>2015-02-04T02:23:29.441785415</dc:date>
    <dc:creator>Stuart Baker</dc:creator>
    <meta:document-statistic meta:table-count="1" meta:image-count="1" meta:object-count="0" meta:page-count="8" meta:paragraph-count="117" meta:word-count="3306" meta:character-count="19569" meta:non-whitespace-character-count="16320"/>
    <meta:user-defined meta:name="Info 1"/>
    <meta:user-defined meta:name="Info 2"/>
    <meta:user-defined meta:name="Info 3"/>
    <meta:user-defined meta:name="Info 4"/>
  </office:meta>
</office:document-meta>
</file>